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4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fo:background-color="#fffbcc"/>
    </style:style>
    <style:style style:name="ce3" style:family="table-cell" style:parent-style-name="Default">
      <style:table-cell-properties fo:background-color="#bee3d3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1-UU-R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est started at Wed Feb 27 17:22:58 20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 hardness =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1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2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15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3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3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 hardness =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3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15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15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1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 hardness =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15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15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3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05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5" calcext:value-type="float">
            <text:p>0.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s total:24000</text:p>
          </table:table-cell>
          <table:table-cell office:value-type="string" calcext:value-type="string">
            <text:p><text:s/>elapsed: 7068.6905171871185</text:p>
          </table:table-cell>
          <table:table-cell table:number-columns-repeated="8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ives stopped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ocess finished with exit code 0</text:p>
          </table:table-cell>
          <table:table-cell table:number-columns-repeated="9"/>
        </table:table-row>
      </table:table>
      <table:table table:name="ch2-UU-R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est started at Wed Feb 27 21:21:55 20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 hardness =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2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1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15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3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25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5" calcext:value-type="float">
            <text:p>0.0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 hardness =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2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05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2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5" calcext:value-type="float">
            <text:p>0.005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05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05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1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05" calcext:value-type="float">
            <text:p>0.005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5" calcext:value-type="float">
            <text:p>0.005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05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3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 hardness =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1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2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25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5" calcext:value-type="float">
            <text:p>0.0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15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s total:24000</text:p>
          </table:table-cell>
          <table:table-cell office:value-type="string" calcext:value-type="string">
            <text:p><text:s/>elapsed: 7118.107148885727</text:p>
          </table:table-cell>
          <table:table-cell table:number-columns-repeated="8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ives stopped</text:p>
          </table:table-cell>
          <table:table-cell table:number-columns-repeated="9"/>
        </table:table-row>
      </table:table>
      <table:table table:name="ch1-FF-R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est started at Sat Feb 23 13:34:15 20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 hardness =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15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1</text:p>
          </table:table-cell>
          <table:table-cell office:value-type="string" calcext:value-type="string">
            <text:p><text:s/>0.16: 0.005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45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45" calcext:value-type="float">
            <text:p>0.0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1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1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 hardness =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1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35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35" calcext:value-type="float">
            <text:p>0.0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3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3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1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2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 hardness =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45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45" calcext:value-type="float">
            <text:p>0.0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1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5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1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2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s total:24000</text:p>
          </table:table-cell>
          <table:table-cell office:value-type="string" calcext:value-type="string">
            <text:p><text:s/>elapsed: 7301.430238723755</text:p>
          </table:table-cell>
          <table:table-cell table:number-columns-repeated="8"/>
        </table:table-row>
      </table:table>
      <table:table table:name="ch2-FF-R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est started at Tue Feb 26 11:48:38 20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 hardness =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3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25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5" calcext:value-type="float">
            <text:p>0.0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3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05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5" calcext:value-type="float">
            <text:p>0.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 hardness =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2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25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5" calcext:value-type="float">
            <text:p>0.0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05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15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1</text:p>
          </table:table-cell>
          <table:table-cell office:value-type="string" calcext:value-type="string">
            <text:p><text:s/>0.04: 0.01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 hardness =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05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1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05" calcext:value-type="float">
            <text:p>0.005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1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15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25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5" calcext:value-type="float">
            <text:p>0.0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s total:24000</text:p>
          </table:table-cell>
          <table:table-cell office:value-type="string" calcext:value-type="string">
            <text:p><text:s/>elapsed: 7064.413854122162</text:p>
          </table:table-cell>
          <table:table-cell table:number-columns-repeated="8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ives stopped</text:p>
          </table:table-cell>
          <table:table-cell table:number-columns-repeated="9"/>
        </table:table-row>
      </table:table>
      <table:table table:name="R-results" table:style-name="ta1">
        <table:shapes>
          <draw:frame draw:z-index="0" draw:style-name="gr1" draw:text-style-name="P1" svg:width="502.13pt" svg:height="320.85pt" svg:x="914.51pt" svg:y="160.44pt">
            <draw:object draw:notify-on-update-of-ranges="'R-results'.B2:'R-results'.B11 'R-results'.G2:'R-results'.G10 'R-results'.H2:'R-results'.H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UU-R</text:p>
          </table:table-cell>
          <table:table-cell table:number-columns-repeated="4"/>
          <table:table-cell office:value-type="string" calcext:value-type="string">
            <text:p>(C2+E2)/2</text:p>
          </table:table-cell>
          <table:table-cell office:value-type="string" calcext:value-type="string">
            <text:p>24000*(F2+F14+F26+F38+F51+F63+F75+F87+F100+F112+F124+F136) / 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([.C2]+[.E2])/2" office:value-type="float" office:value="0.005" calcext:value-type="float">
            <text:p>0.005</text:p>
          </table:table-cell>
          <table:table-cell table:style-name="ce2" table:formula="of:=24000*([.F2]+[.F14]+[.F26]+[.F38]+[.F51]+[.F63]+[.F75]+[.F87]+[.F100]+[.F112]+[.F124]+[.F136]) / 12" office:value-type="float" office:value="15" calcext:value-type="float">
            <text:p>15</text:p>
          </table:table-cell>
          <table:table-cell table:style-name="ce3" table:formula="of:=24000*([.M2]+[.M14]+[.M26]+[.M38]+[.M51]+[.M63]+[.M75]+[.M87]+[.M100]+[.M112]+[.M124]+[.M136])/12" office:value-type="float" office:value="5" calcext:value-type="float">
            <text:p>5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([.J2]+[.L2])/2" office:value-type="float" office:value="0" calcext:value-type="float">
            <text:p>0</text:p>
          </table:table-cell>
          <table:table-cell table:formula="of:=IF([.F2]=[.M2]; &quot;&quot;; [.F2]-[.M2])" office:value-type="float" office:value="0.005" calcext:value-type="float">
            <text:p>0.005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([.C3]+[.E3])/2" office:value-type="float" office:value="0" calcext:value-type="float">
            <text:p>0</text:p>
          </table:table-cell>
          <table:table-cell table:style-name="ce2" table:formula="of:=24000*([.F3]+[.F15]+[.F27]+[.F39]+[.F52]+[.F64]+[.F76]+[.F88]+[.F101]+[.F113]+[.F125]+[.F137]) / 12" office:value-type="float" office:value="0" calcext:value-type="float">
            <text:p>0</text:p>
          </table:table-cell>
          <table:table-cell table:style-name="ce3" table:formula="of:=24000*([.M3]+[.M15]+[.M27]+[.M39]+[.M52]+[.M64]+[.M76]+[.M88]+[.M101]+[.M113]+[.M125]+[.M137])/1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([.J3]+[.L3])/2" office:value-type="float" office:value="0" calcext:value-type="float">
            <text:p>0</text:p>
          </table:table-cell>
          <table:table-cell table:formula="of:=IF([.F3]=[.M3]; &quot;&quot;; [.F3]-[.M3])">
            <text:p/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([.C4]+[.E4])/2" office:value-type="float" office:value="0" calcext:value-type="float">
            <text:p>0</text:p>
          </table:table-cell>
          <table:table-cell table:style-name="ce2" table:formula="of:=24000*([.F4]+[.F16]+[.F28]+[.F40]+[.F53]+[.F65]+[.F77]+[.F89]+[.F102]+[.F114]+[.F126]+[.F138]) / 12" office:value-type="float" office:value="15" calcext:value-type="float">
            <text:p>15</text:p>
          </table:table-cell>
          <table:table-cell table:style-name="ce3" table:formula="of:=24000*([.M4]+[.M16]+[.M28]+[.M40]+[.M53]+[.M65]+[.M77]+[.M89]+[.M102]+[.M114]+[.M126]+[.M138])/1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([.J4]+[.L4])/2" office:value-type="float" office:value="0" calcext:value-type="float">
            <text:p>0</text:p>
          </table:table-cell>
          <table:table-cell table:formula="of:=IF([.F4]=[.M4]; &quot;&quot;; [.F4]-[.M4])">
            <text:p/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([.C5]+[.E5])/2" office:value-type="float" office:value="0" calcext:value-type="float">
            <text:p>0</text:p>
          </table:table-cell>
          <table:table-cell table:style-name="ce2" table:formula="of:=24000*([.F5]+[.F17]+[.F29]+[.F41]+[.F54]+[.F66]+[.F78]+[.F90]+[.F103]+[.F115]+[.F127]+[.F139]) / 12" office:value-type="float" office:value="0" calcext:value-type="float">
            <text:p>0</text:p>
          </table:table-cell>
          <table:table-cell table:style-name="ce3" table:formula="of:=24000*([.M5]+[.M17]+[.M29]+[.M41]+[.M54]+[.M66]+[.M78]+[.M90]+[.M103]+[.M115]+[.M127]+[.M139])/12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([.J5]+[.L5])/2" office:value-type="float" office:value="0" calcext:value-type="float">
            <text:p>0</text:p>
          </table:table-cell>
          <table:table-cell table:formula="of:=IF([.F5]=[.M5]; &quot;&quot;; [.F5]-[.M5])">
            <text:p/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([.C6]+[.E6])/2" office:value-type="float" office:value="0" calcext:value-type="float">
            <text:p>0</text:p>
          </table:table-cell>
          <table:table-cell table:style-name="ce2" table:formula="of:=24000*([.F6]+[.F18]+[.F30]+[.F42]+[.F55]+[.F67]+[.F79]+[.F91]+[.F104]+[.F116]+[.F128]+[.F140]) / 12" office:value-type="float" office:value="5" calcext:value-type="float">
            <text:p>5</text:p>
          </table:table-cell>
          <table:table-cell table:style-name="ce3" table:formula="of:=24000*([.M6]+[.M18]+[.M30]+[.M42]+[.M55]+[.M67]+[.M79]+[.M91]+[.M104]+[.M116]+[.M128]+[.M140])/12" office:value-type="float" office:value="25" calcext:value-type="float">
            <text:p>2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([.J6]+[.L6])/2" office:value-type="float" office:value="0" calcext:value-type="float">
            <text:p>0</text:p>
          </table:table-cell>
          <table:table-cell table:formula="of:=IF([.F6]=[.M6]; &quot;&quot;; [.F6]-[.M6])">
            <text:p/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([.C7]+[.E7])/2" office:value-type="float" office:value="0" calcext:value-type="float">
            <text:p>0</text:p>
          </table:table-cell>
          <table:table-cell table:style-name="ce2" table:formula="of:=24000*([.F7]+[.F19]+[.F31]+[.F43]+[.F56]+[.F68]+[.F80]+[.F92]+[.F105]+[.F117]+[.F129]+[.F141]) / 12" office:value-type="float" office:value="0" calcext:value-type="float">
            <text:p>0</text:p>
          </table:table-cell>
          <table:table-cell table:style-name="ce3" table:formula="of:=24000*([.M7]+[.M19]+[.M31]+[.M43]+[.M56]+[.M68]+[.M80]+[.M92]+[.M105]+[.M117]+[.M129]+[.M141])/12"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([.J7]+[.L7])/2" office:value-type="float" office:value="0" calcext:value-type="float">
            <text:p>0</text:p>
          </table:table-cell>
          <table:table-cell table:formula="of:=IF([.F7]=[.M7]; &quot;&quot;; [.F7]-[.M7])">
            <text:p/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([.C8]+[.E8])/2" office:value-type="float" office:value="0" calcext:value-type="float">
            <text:p>0</text:p>
          </table:table-cell>
          <table:table-cell table:style-name="ce2" table:formula="of:=24000*([.F8]+[.F20]+[.F32]+[.F44]+[.F57]+[.F69]+[.F81]+[.F93]+[.F106]+[.F118]+[.F130]+[.F142]) / 12" office:value-type="float" office:value="5" calcext:value-type="float">
            <text:p>5</text:p>
          </table:table-cell>
          <table:table-cell table:style-name="ce3" table:formula="of:=24000*([.M8]+[.M20]+[.M32]+[.M44]+[.M57]+[.M69]+[.M81]+[.M93]+[.M106]+[.M118]+[.M130]+[.M142])/12" office:value-type="float" office:value="10" calcext:value-type="float">
            <text:p>1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([.J8]+[.L8])/2" office:value-type="float" office:value="0" calcext:value-type="float">
            <text:p>0</text:p>
          </table:table-cell>
          <table:table-cell table:formula="of:=IF([.F8]=[.M8]; &quot;&quot;; [.F8]-[.M8])">
            <text:p/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([.C9]+[.E9])/2" office:value-type="float" office:value="0" calcext:value-type="float">
            <text:p>0</text:p>
          </table:table-cell>
          <table:table-cell table:style-name="ce2" table:formula="of:=24000*([.F9]+[.F21]+[.F33]+[.F45]+[.F58]+[.F70]+[.F82]+[.F94]+[.F107]+[.F119]+[.F131]+[.F143]) / 12" office:value-type="float" office:value="0" calcext:value-type="float">
            <text:p>0</text:p>
          </table:table-cell>
          <table:table-cell table:style-name="ce3" table:formula="of:=24000*([.M9]+[.M21]+[.M33]+[.M45]+[.M58]+[.M70]+[.M82]+[.M94]+[.M107]+[.M119]+[.M131]+[.M143])/1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([.J9]+[.L9])/2" office:value-type="float" office:value="0" calcext:value-type="float">
            <text:p>0</text:p>
          </table:table-cell>
          <table:table-cell table:formula="of:=IF([.F9]=[.M9]; &quot;&quot;; [.F9]-[.M9])">
            <text:p/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([.C10]+[.E10])/2" office:value-type="float" office:value="0" calcext:value-type="float">
            <text:p>0</text:p>
          </table:table-cell>
          <table:table-cell table:style-name="ce2" table:formula="of:=24000*([.F10]+[.F22]+[.F34]+[.F46]+[.F59]+[.F71]+[.F83]+[.F95]+[.F108]+[.F120]+[.F132]+[.F144]) / 12" office:value-type="float" office:value="0" calcext:value-type="float">
            <text:p>0</text:p>
          </table:table-cell>
          <table:table-cell table:style-name="ce3" table:formula="of:=24000*([.M10]+[.M22]+[.M34]+[.M46]+[.M59]+[.M71]+[.M83]+[.M95]+[.M108]+[.M120]+[.M132]+[.M144])/12"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([.J10]+[.L10])/2" office:value-type="float" office:value="0" calcext:value-type="float">
            <text:p>0</text:p>
          </table:table-cell>
          <table:table-cell table:formula="of:=IF([.F10]=[.M10]; &quot;&quot;; [.F10]-[.M10])">
            <text:p/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formula="of:=([.C11]+[.E11])/2" office:value-type="float" office:value="0.02" calcext:value-type="float">
            <text:p>0.02</text:p>
          </table:table-cell>
          <table:table-cell table:style-name="ce2" table:formula="of:=24000*([.F11]+[.F23]+[.F35]+[.F47]+[.F60]+[.F72]+[.F84]+[.F96]+[.F109]+[.F121]+[.F133]+[.F145]) / 12" office:value-type="float" office:value="470" calcext:value-type="float">
            <text:p>470</text:p>
          </table:table-cell>
          <table:table-cell table:style-name="ce3" table:formula="of:=24000*([.M11]+[.M23]+[.M35]+[.M47]+[.M60]+[.M72]+[.M84]+[.M96]+[.M109]+[.M121]+[.M133]+[.M145])/12" office:value-type="float" office:value="540" calcext:value-type="float">
            <text:p>540</text:p>
          </table:table-cell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formula="of:=([.J11]+[.L11])/2" office:value-type="float" office:value="0.0225" calcext:value-type="float">
            <text:p>0.0225</text:p>
          </table:table-cell>
          <table:table-cell table:formula="of:=IF([.F11]=[.M11]; &quot;&quot;; [.F11]-[.M11])" office:value-type="float" office:value="-0.0025" calcext:value-type="float">
            <text:p>-0.0025</text:p>
          </table:table-cell>
        </table:table-row>
        <table:table-row table:style-name="ro1">
          <table:table-cell/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3</text:p>
          </table:table-cell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3</text:p>
          </table:table-cell>
          <table:table-cell table:formula="of:=([.C12]+[.E12])/2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3</text:p>
          </table:table-cell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3</text:p>
          </table:table-cell>
          <table:table-cell table:formula="of:=([.J12]+[.L12])/2" office:value-type="string" office:string-value="" calcext:value-type="error">
            <text:p>#VALUE!</text:p>
          </table:table-cell>
          <table:table-cell table:formula="of:=IF([.F12]=[.M12]; &quot;&quot;; [.F12]-[.M12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formula="of:=([.C13]+[.E13])/2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formula="of:=([.J13]+[.L13])/2" office:value-type="string" office:string-value="" calcext:value-type="error">
            <text:p>#VALUE!</text:p>
          </table:table-cell>
          <table:table-cell table:formula="of:=IF([.F13]=[.M13]; &quot;&quot;; [.F13]-[.M13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([.C14]+[.E14])/2" office:value-type="float" office:value="0" calcext:value-type="float">
            <text:p>0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([.J14]+[.L14])/2" office:value-type="float" office:value="0" calcext:value-type="float">
            <text:p>0</text:p>
          </table:table-cell>
          <table:table-cell table:formula="of:=IF([.F14]=[.M14]; &quot;&quot;; [.F14]-[.M14])">
            <text:p/>
          </table:table-cell>
        </table:table-row>
        <table:table-row table:style-name="ro1">
          <table:table-cell office:value-type="string" calcext:value-type="string">
            <text:p>FF-R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([.C15]+[.E15])/2"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([.J15]+[.L15])/2" office:value-type="float" office:value="0" calcext:value-type="float">
            <text:p>0</text:p>
          </table:table-cell>
          <table:table-cell table:formula="of:=IF([.F15]=[.M15]; &quot;&quot;; [.F15]-[.M15])">
            <text:p/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 table:formula="of:=([.C16]+[.E16])/2" office:value-type="float" office:value="0.005" calcext:value-type="float">
            <text:p>0.005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([.J16]+[.L16])/2" office:value-type="float" office:value="0" calcext:value-type="float">
            <text:p>0</text:p>
          </table:table-cell>
          <table:table-cell table:formula="of:=IF([.F16]=[.M16]; &quot;&quot;; [.F16]-[.M16])" office:value-type="float" office:value="0.005" calcext:value-type="float">
            <text:p>0.005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([.C17]+[.E17])/2" office:value-type="float" office:value="0" calcext:value-type="float">
            <text:p>0</text:p>
          </table:table-cell>
          <table:table-cell table:number-columns-repeated="2"/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([.J17]+[.L17])/2" office:value-type="float" office:value="0" calcext:value-type="float">
            <text:p>0</text:p>
          </table:table-cell>
          <table:table-cell table:formula="of:=IF([.F17]=[.M17]; &quot;&quot;; [.F17]-[.M17])">
            <text:p/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([.C18]+[.E18])/2"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([.J18]+[.L18])/2" office:value-type="float" office:value="0.005" calcext:value-type="float">
            <text:p>0.005</text:p>
          </table:table-cell>
          <table:table-cell table:formula="of:=IF([.F18]=[.M18]; &quot;&quot;; [.F18]-[.M18])" office:value-type="float" office:value="-0.005" calcext:value-type="float">
            <text:p>-0.005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([.C19]+[.E19])/2" office:value-type="float" office:value="0" calcext:value-type="float">
            <text:p>0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([.J19]+[.L19])/2" office:value-type="float" office:value="0.0025" calcext:value-type="float">
            <text:p>0.0025</text:p>
          </table:table-cell>
          <table:table-cell table:formula="of:=IF([.F19]=[.M19]; &quot;&quot;; [.F19]-[.M19])" office:value-type="float" office:value="-0.0025" calcext:value-type="float">
            <text:p>-0.0025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([.C20]+[.E20])/2" office:value-type="float" office:value="0" calcext:value-type="float">
            <text:p>0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([.J20]+[.L20])/2" office:value-type="float" office:value="0" calcext:value-type="float">
            <text:p>0</text:p>
          </table:table-cell>
          <table:table-cell table:formula="of:=IF([.F20]=[.M20]; &quot;&quot;; [.F20]-[.M20])">
            <text:p/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([.C21]+[.E21])/2"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([.J21]+[.L21])/2" office:value-type="float" office:value="0" calcext:value-type="float">
            <text:p>0</text:p>
          </table:table-cell>
          <table:table-cell table:formula="of:=IF([.F21]=[.M21]; &quot;&quot;; [.F21]-[.M21])">
            <text:p/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([.C22]+[.E22])/2" office:value-type="float" office:value="0" calcext:value-type="float">
            <text:p>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([.J22]+[.L22])/2" office:value-type="float" office:value="0" calcext:value-type="float">
            <text:p>0</text:p>
          </table:table-cell>
          <table:table-cell table:formula="of:=IF([.F22]=[.M22]; &quot;&quot;; [.F22]-[.M22])">
            <text:p/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table:formula="of:=([.C23]+[.E23])/2" office:value-type="float" office:value="0.015" calcext:value-type="float">
            <text:p>0.015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" calcext:value-type="float">
            <text:p>0.04</text:p>
          </table:table-cell>
          <table:table-cell office:value-type="float" office:value="0.025" calcext:value-type="float">
            <text:p>0.025</text:p>
          </table:table-cell>
          <table:table-cell table:formula="of:=([.J23]+[.L23])/2" office:value-type="float" office:value="0.035" calcext:value-type="float">
            <text:p>0.035</text:p>
          </table:table-cell>
          <table:table-cell table:formula="of:=IF([.F23]=[.M23]; &quot;&quot;; [.F23]-[.M23])" office:value-type="float" office:value="-0.02" calcext:value-type="float">
            <text:p>-0.02</text:p>
          </table:table-cell>
        </table:table-row>
        <table:table-row table:style-name="ro1">
          <table:table-cell/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4</text:p>
          </table:table-cell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4</text:p>
          </table:table-cell>
          <table:table-cell table:formula="of:=([.C24]+[.E24])/2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4</text:p>
          </table:table-cell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4</text:p>
          </table:table-cell>
          <table:table-cell table:formula="of:=([.J24]+[.L24])/2" office:value-type="string" office:string-value="" calcext:value-type="error">
            <text:p>#VALUE!</text:p>
          </table:table-cell>
          <table:table-cell table:formula="of:=IF([.F24]=[.M24]; &quot;&quot;; [.F24]-[.M24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formula="of:=([.C25]+[.E25])/2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formula="of:=([.J25]+[.L25])/2" office:value-type="string" office:string-value="" calcext:value-type="error">
            <text:p>#VALUE!</text:p>
          </table:table-cell>
          <table:table-cell table:formula="of:=IF([.F25]=[.M25]; &quot;&quot;; [.F25]-[.M25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([.C26]+[.E26])/2" office:value-type="float" office:value="0" calcext:value-type="float">
            <text:p>0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([.J26]+[.L26])/2" office:value-type="float" office:value="0" calcext:value-type="float">
            <text:p>0</text:p>
          </table:table-cell>
          <table:table-cell table:formula="of:=IF([.F26]=[.M26]; &quot;&quot;; [.F26]-[.M26])">
            <text:p/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([.C27]+[.E27])/2"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([.J27]+[.L27])/2" office:value-type="float" office:value="0" calcext:value-type="float">
            <text:p>0</text:p>
          </table:table-cell>
          <table:table-cell table:formula="of:=IF([.F27]=[.M27]; &quot;&quot;; [.F27]-[.M27])">
            <text:p/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([.C28]+[.E28])/2" office:value-type="float" office:value="0" calcext:value-type="float">
            <text:p>0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([.J28]+[.L28])/2" office:value-type="float" office:value="0" calcext:value-type="float">
            <text:p>0</text:p>
          </table:table-cell>
          <table:table-cell table:formula="of:=IF([.F28]=[.M28]; &quot;&quot;; [.F28]-[.M28])">
            <text:p/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([.C29]+[.E29])/2" office:value-type="float" office:value="0" calcext:value-type="float">
            <text:p>0</text:p>
          </table:table-cell>
          <table:table-cell table:number-columns-repeated="2"/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([.J29]+[.L29])/2" office:value-type="float" office:value="0" calcext:value-type="float">
            <text:p>0</text:p>
          </table:table-cell>
          <table:table-cell table:formula="of:=IF([.F29]=[.M29]; &quot;&quot;; [.F29]-[.M29])">
            <text:p/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([.C30]+[.E30])/2"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([.J30]+[.L30])/2" office:value-type="float" office:value="0" calcext:value-type="float">
            <text:p>0</text:p>
          </table:table-cell>
          <table:table-cell table:formula="of:=IF([.F30]=[.M30]; &quot;&quot;; [.F30]-[.M30])">
            <text:p/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([.C31]+[.E31])/2" office:value-type="float" office:value="0" calcext:value-type="float">
            <text:p>0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([.J31]+[.L31])/2" office:value-type="float" office:value="0" calcext:value-type="float">
            <text:p>0</text:p>
          </table:table-cell>
          <table:table-cell table:formula="of:=IF([.F31]=[.M31]; &quot;&quot;; [.F31]-[.M31])">
            <text:p/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([.C32]+[.E32])/2" office:value-type="float" office:value="0" calcext:value-type="float">
            <text:p>0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([.J32]+[.L32])/2" office:value-type="float" office:value="0" calcext:value-type="float">
            <text:p>0</text:p>
          </table:table-cell>
          <table:table-cell table:formula="of:=IF([.F32]=[.M32]; &quot;&quot;; [.F32]-[.M32])">
            <text:p/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([.C33]+[.E33])/2"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([.J33]+[.L33])/2" office:value-type="float" office:value="0" calcext:value-type="float">
            <text:p>0</text:p>
          </table:table-cell>
          <table:table-cell table:formula="of:=IF([.F33]=[.M33]; &quot;&quot;; [.F33]-[.M33])">
            <text:p/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([.C34]+[.E34])/2" office:value-type="float" office:value="0" calcext:value-type="float">
            <text:p>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([.J34]+[.L34])/2" office:value-type="float" office:value="0" calcext:value-type="float">
            <text:p>0</text:p>
          </table:table-cell>
          <table:table-cell table:formula="of:=IF([.F34]=[.M34]; &quot;&quot;; [.F34]-[.M34])">
            <text:p/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formula="of:=([.C35]+[.E35])/2" office:value-type="float" office:value="0.03" calcext:value-type="float">
            <text:p>0.03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formula="of:=([.J35]+[.L35])/2" office:value-type="float" office:value="0.02" calcext:value-type="float">
            <text:p>0.02</text:p>
          </table:table-cell>
          <table:table-cell table:formula="of:=IF([.F35]=[.M35]; &quot;&quot;; [.F35]-[.M35])"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5</text:p>
          </table:table-cell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5</text:p>
          </table:table-cell>
          <table:table-cell table:formula="of:=([.C36]+[.E36])/2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5</text:p>
          </table:table-cell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5</text:p>
          </table:table-cell>
          <table:table-cell table:formula="of:=([.J36]+[.L36])/2" office:value-type="string" office:string-value="" calcext:value-type="error">
            <text:p>#VALUE!</text:p>
          </table:table-cell>
          <table:table-cell table:formula="of:=IF([.F36]=[.M36]; &quot;&quot;; [.F36]-[.M36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formula="of:=([.C37]+[.E37])/2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formula="of:=([.J37]+[.L37])/2" office:value-type="string" office:string-value="" calcext:value-type="error">
            <text:p>#VALUE!</text:p>
          </table:table-cell>
          <table:table-cell table:formula="of:=IF([.F37]=[.M37]; &quot;&quot;; [.F37]-[.M37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([.C38]+[.E38])/2" office:value-type="float" office:value="0" calcext:value-type="float">
            <text:p>0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([.J38]+[.L38])/2" office:value-type="float" office:value="0" calcext:value-type="float">
            <text:p>0</text:p>
          </table:table-cell>
          <table:table-cell table:formula="of:=IF([.F38]=[.M38]; &quot;&quot;; [.F38]-[.M38])">
            <text:p/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([.C39]+[.E39])/2"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([.J39]+[.L39])/2" office:value-type="float" office:value="0" calcext:value-type="float">
            <text:p>0</text:p>
          </table:table-cell>
          <table:table-cell table:formula="of:=IF([.F39]=[.M39]; &quot;&quot;; [.F39]-[.M39])">
            <text:p/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([.C40]+[.E40])/2" office:value-type="float" office:value="0" calcext:value-type="float">
            <text:p>0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([.J40]+[.L40])/2" office:value-type="float" office:value="0" calcext:value-type="float">
            <text:p>0</text:p>
          </table:table-cell>
          <table:table-cell table:formula="of:=IF([.F40]=[.M40]; &quot;&quot;; [.F40]-[.M40])">
            <text:p/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([.C41]+[.E41])/2" office:value-type="float" office:value="0" calcext:value-type="float">
            <text:p>0</text:p>
          </table:table-cell>
          <table:table-cell table:number-columns-repeated="2"/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([.J41]+[.L41])/2" office:value-type="float" office:value="0" calcext:value-type="float">
            <text:p>0</text:p>
          </table:table-cell>
          <table:table-cell table:formula="of:=IF([.F41]=[.M41]; &quot;&quot;; [.F41]-[.M41])">
            <text:p/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([.C42]+[.E42])/2"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([.J42]+[.L42])/2" office:value-type="float" office:value="0" calcext:value-type="float">
            <text:p>0</text:p>
          </table:table-cell>
          <table:table-cell table:formula="of:=IF([.F42]=[.M42]; &quot;&quot;; [.F42]-[.M42])">
            <text:p/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([.C43]+[.E43])/2" office:value-type="float" office:value="0" calcext:value-type="float">
            <text:p>0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([.J43]+[.L43])/2" office:value-type="float" office:value="0" calcext:value-type="float">
            <text:p>0</text:p>
          </table:table-cell>
          <table:table-cell table:formula="of:=IF([.F43]=[.M43]; &quot;&quot;; [.F43]-[.M43])">
            <text:p/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([.C44]+[.E44])/2" office:value-type="float" office:value="0" calcext:value-type="float">
            <text:p>0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([.J44]+[.L44])/2" office:value-type="float" office:value="0" calcext:value-type="float">
            <text:p>0</text:p>
          </table:table-cell>
          <table:table-cell table:formula="of:=IF([.F44]=[.M44]; &quot;&quot;; [.F44]-[.M44])">
            <text:p/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([.C45]+[.E45])/2"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([.J45]+[.L45])/2" office:value-type="float" office:value="0" calcext:value-type="float">
            <text:p>0</text:p>
          </table:table-cell>
          <table:table-cell table:formula="of:=IF([.F45]=[.M45]; &quot;&quot;; [.F45]-[.M45])">
            <text:p/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([.C46]+[.E46])/2" office:value-type="float" office:value="0" calcext:value-type="float">
            <text:p>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([.J46]+[.L46])/2" office:value-type="float" office:value="0" calcext:value-type="float">
            <text:p>0</text:p>
          </table:table-cell>
          <table:table-cell table:formula="of:=IF([.F46]=[.M46]; &quot;&quot;; [.F46]-[.M46])">
            <text:p/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25" calcext:value-type="float">
            <text:p>0.025</text:p>
          </table:table-cell>
          <table:table-cell table:formula="of:=([.C47]+[.E47])/2" office:value-type="float" office:value="0.0275" calcext:value-type="float">
            <text:p>0.0275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05" calcext:value-type="float">
            <text:p>0.005</text:p>
          </table:table-cell>
          <table:table-cell table:formula="of:=([.J47]+[.L47])/2" office:value-type="float" office:value="0.0075" calcext:value-type="float">
            <text:p>0.0075</text:p>
          </table:table-cell>
          <table:table-cell table:formula="of:=IF([.F47]=[.M47]; &quot;&quot;; [.F47]-[.M47])"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Set hardness = 2</text:p>
          </table:table-cell>
          <table:table-cell/>
          <table:table-cell office:value-type="string" calcext:value-type="string">
            <text:p>Set hardness = 2</text:p>
          </table:table-cell>
          <table:table-cell/>
          <table:table-cell table:formula="of:=([.C48]+[.E48])/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hardness = 2</text:p>
          </table:table-cell>
          <table:table-cell/>
          <table:table-cell office:value-type="string" calcext:value-type="string">
            <text:p>Set hardness = 2</text:p>
          </table:table-cell>
          <table:table-cell/>
          <table:table-cell table:formula="of:=([.J48]+[.L48])/2" office:value-type="float" office:value="0" calcext:value-type="float">
            <text:p>0</text:p>
          </table:table-cell>
          <table:table-cell table:formula="of:=IF([.F48]=[.M48]; &quot;&quot;; [.F48]-[.M48])">
            <text:p/>
          </table:table-cell>
        </table:table-row>
        <table:table-row table:style-name="ro1">
          <table:table-cell/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2</text:p>
          </table:table-cell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2</text:p>
          </table:table-cell>
          <table:table-cell table:formula="of:=([.C49]+[.E49])/2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2</text:p>
          </table:table-cell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2</text:p>
          </table:table-cell>
          <table:table-cell table:formula="of:=([.J49]+[.L49])/2" office:value-type="string" office:string-value="" calcext:value-type="error">
            <text:p>#VALUE!</text:p>
          </table:table-cell>
          <table:table-cell table:formula="of:=IF([.F49]=[.M49]; &quot;&quot;; [.F49]-[.M49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formula="of:=([.C50]+[.E50])/2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formula="of:=([.J50]+[.L50])/2" office:value-type="string" office:string-value="" calcext:value-type="error">
            <text:p>#VALUE!</text:p>
          </table:table-cell>
          <table:table-cell table:formula="of:=IF([.F50]=[.M50]; &quot;&quot;; [.F50]-[.M50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([.C51]+[.E51])/2" office:value-type="float" office:value="0" calcext:value-type="float">
            <text:p>0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([.J51]+[.L51])/2" office:value-type="float" office:value="0" calcext:value-type="float">
            <text:p>0</text:p>
          </table:table-cell>
          <table:table-cell table:formula="of:=IF([.F51]=[.M51]; &quot;&quot;; [.F51]-[.M51])">
            <text:p/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([.C52]+[.E52])/2"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([.J52]+[.L52])/2" office:value-type="float" office:value="0" calcext:value-type="float">
            <text:p>0</text:p>
          </table:table-cell>
          <table:table-cell table:formula="of:=IF([.F52]=[.M52]; &quot;&quot;; [.F52]-[.M52])">
            <text:p/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([.C53]+[.E53])/2" office:value-type="float" office:value="0" calcext:value-type="float">
            <text:p>0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([.J53]+[.L53])/2" office:value-type="float" office:value="0" calcext:value-type="float">
            <text:p>0</text:p>
          </table:table-cell>
          <table:table-cell table:formula="of:=IF([.F53]=[.M53]; &quot;&quot;; [.F53]-[.M53])">
            <text:p/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([.C54]+[.E54])/2" office:value-type="float" office:value="0" calcext:value-type="float">
            <text:p>0</text:p>
          </table:table-cell>
          <table:table-cell table:number-columns-repeated="2"/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([.J54]+[.L54])/2" office:value-type="float" office:value="0" calcext:value-type="float">
            <text:p>0</text:p>
          </table:table-cell>
          <table:table-cell table:formula="of:=IF([.F54]=[.M54]; &quot;&quot;; [.F54]-[.M54])">
            <text:p/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([.C55]+[.E55])/2"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([.J55]+[.L55])/2" office:value-type="float" office:value="0.005" calcext:value-type="float">
            <text:p>0.005</text:p>
          </table:table-cell>
          <table:table-cell table:formula="of:=IF([.F55]=[.M55]; &quot;&quot;; [.F55]-[.M55])" office:value-type="float" office:value="-0.005" calcext:value-type="float">
            <text:p>-0.005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([.C56]+[.E56])/2" office:value-type="float" office:value="0" calcext:value-type="float">
            <text:p>0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([.J56]+[.L56])/2" office:value-type="float" office:value="0" calcext:value-type="float">
            <text:p>0</text:p>
          </table:table-cell>
          <table:table-cell table:formula="of:=IF([.F56]=[.M56]; &quot;&quot;; [.F56]-[.M56])">
            <text:p/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([.C57]+[.E57])/2" office:value-type="float" office:value="0" calcext:value-type="float">
            <text:p>0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([.J57]+[.L57])/2" office:value-type="float" office:value="0" calcext:value-type="float">
            <text:p>0</text:p>
          </table:table-cell>
          <table:table-cell table:formula="of:=IF([.F57]=[.M57]; &quot;&quot;; [.F57]-[.M57])">
            <text:p/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([.C58]+[.E58])/2"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([.J58]+[.L58])/2" office:value-type="float" office:value="0" calcext:value-type="float">
            <text:p>0</text:p>
          </table:table-cell>
          <table:table-cell table:formula="of:=IF([.F58]=[.M58]; &quot;&quot;; [.F58]-[.M58])">
            <text:p/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([.C59]+[.E59])/2" office:value-type="float" office:value="0" calcext:value-type="float">
            <text:p>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([.J59]+[.L59])/2" office:value-type="float" office:value="0" calcext:value-type="float">
            <text:p>0</text:p>
          </table:table-cell>
          <table:table-cell table:formula="of:=IF([.F59]=[.M59]; &quot;&quot;; [.F59]-[.M59])">
            <text:p/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formula="of:=([.C60]+[.E60])/2" office:value-type="float" office:value="0.025" calcext:value-type="float">
            <text:p>0.025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formula="of:=([.J60]+[.L60])/2" office:value-type="float" office:value="0.0275" calcext:value-type="float">
            <text:p>0.0275</text:p>
          </table:table-cell>
          <table:table-cell table:formula="of:=IF([.F60]=[.M60]; &quot;&quot;; [.F60]-[.M60])" office:value-type="float" office:value="-0.0025" calcext:value-type="float">
            <text:p>-0.0025</text:p>
          </table:table-cell>
        </table:table-row>
        <table:table-row table:style-name="ro1">
          <table:table-cell/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3</text:p>
          </table:table-cell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3</text:p>
          </table:table-cell>
          <table:table-cell table:formula="of:=([.C61]+[.E61])/2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3</text:p>
          </table:table-cell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3</text:p>
          </table:table-cell>
          <table:table-cell table:formula="of:=([.J61]+[.L61])/2" office:value-type="string" office:string-value="" calcext:value-type="error">
            <text:p>#VALUE!</text:p>
          </table:table-cell>
          <table:table-cell table:formula="of:=IF([.F61]=[.M61]; &quot;&quot;; [.F61]-[.M61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formula="of:=([.C62]+[.E62])/2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formula="of:=([.J62]+[.L62])/2" office:value-type="string" office:string-value="" calcext:value-type="error">
            <text:p>#VALUE!</text:p>
          </table:table-cell>
          <table:table-cell table:formula="of:=IF([.F62]=[.M62]; &quot;&quot;; [.F62]-[.M62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([.C63]+[.E63])/2" office:value-type="float" office:value="0" calcext:value-type="float">
            <text:p>0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([.J63]+[.L63])/2" office:value-type="float" office:value="0" calcext:value-type="float">
            <text:p>0</text:p>
          </table:table-cell>
          <table:table-cell table:formula="of:=IF([.F63]=[.M63]; &quot;&quot;; [.F63]-[.M63])">
            <text:p/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([.C64]+[.E64])/2"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([.J64]+[.L64])/2" office:value-type="float" office:value="0" calcext:value-type="float">
            <text:p>0</text:p>
          </table:table-cell>
          <table:table-cell table:formula="of:=IF([.F64]=[.M64]; &quot;&quot;; [.F64]-[.M64])">
            <text:p/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05" calcext:value-type="float">
            <text:p>0.005</text:p>
          </table:table-cell>
          <table:table-cell table:formula="of:=([.C65]+[.E65])/2" office:value-type="float" office:value="0.0025" calcext:value-type="float">
            <text:p>0.0025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([.J65]+[.L65])/2" office:value-type="float" office:value="0" calcext:value-type="float">
            <text:p>0</text:p>
          </table:table-cell>
          <table:table-cell table:formula="of:=IF([.F65]=[.M65]; &quot;&quot;; [.F65]-[.M65])" office:value-type="float" office:value="0.0025" calcext:value-type="float">
            <text:p>0.0025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([.C66]+[.E66])/2" office:value-type="float" office:value="0" calcext:value-type="float">
            <text:p>0</text:p>
          </table:table-cell>
          <table:table-cell table:number-columns-repeated="2"/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([.J66]+[.L66])/2" office:value-type="float" office:value="0" calcext:value-type="float">
            <text:p>0</text:p>
          </table:table-cell>
          <table:table-cell table:formula="of:=IF([.F66]=[.M66]; &quot;&quot;; [.F66]-[.M66])">
            <text:p/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([.C67]+[.E67])/2"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([.J67]+[.L67])/2" office:value-type="float" office:value="0" calcext:value-type="float">
            <text:p>0</text:p>
          </table:table-cell>
          <table:table-cell table:formula="of:=IF([.F67]=[.M67]; &quot;&quot;; [.F67]-[.M67])">
            <text:p/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([.C68]+[.E68])/2" office:value-type="float" office:value="0" calcext:value-type="float">
            <text:p>0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([.J68]+[.L68])/2" office:value-type="float" office:value="0" calcext:value-type="float">
            <text:p>0</text:p>
          </table:table-cell>
          <table:table-cell table:formula="of:=IF([.F68]=[.M68]; &quot;&quot;; [.F68]-[.M68])">
            <text:p/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([.C69]+[.E69])/2" office:value-type="float" office:value="0" calcext:value-type="float">
            <text:p>0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([.J69]+[.L69])/2" office:value-type="float" office:value="0" calcext:value-type="float">
            <text:p>0</text:p>
          </table:table-cell>
          <table:table-cell table:formula="of:=IF([.F69]=[.M69]; &quot;&quot;; [.F69]-[.M69])">
            <text:p/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([.C70]+[.E70])/2"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([.J70]+[.L70])/2" office:value-type="float" office:value="0" calcext:value-type="float">
            <text:p>0</text:p>
          </table:table-cell>
          <table:table-cell table:formula="of:=IF([.F70]=[.M70]; &quot;&quot;; [.F70]-[.M70])">
            <text:p/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([.C71]+[.E71])/2" office:value-type="float" office:value="0" calcext:value-type="float">
            <text:p>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([.J71]+[.L71])/2" office:value-type="float" office:value="0" calcext:value-type="float">
            <text:p>0</text:p>
          </table:table-cell>
          <table:table-cell table:formula="of:=IF([.F71]=[.M71]; &quot;&quot;; [.F71]-[.M71])">
            <text:p/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formula="of:=([.C72]+[.E72])/2" office:value-type="float" office:value="0.0175" calcext:value-type="float">
            <text:p>0.0175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25" calcext:value-type="float">
            <text:p>0.025</text:p>
          </table:table-cell>
          <table:table-cell table:formula="of:=([.J72]+[.L72])/2" office:value-type="float" office:value="0.0275" calcext:value-type="float">
            <text:p>0.0275</text:p>
          </table:table-cell>
          <table:table-cell table:formula="of:=IF([.F72]=[.M72]; &quot;&quot;; [.F72]-[.M72])" office:value-type="float" office:value="-0.01" calcext:value-type="float">
            <text:p>-0.01</text:p>
          </table:table-cell>
        </table:table-row>
        <table:table-row table:style-name="ro1">
          <table:table-cell/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4</text:p>
          </table:table-cell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4</text:p>
          </table:table-cell>
          <table:table-cell table:formula="of:=([.C73]+[.E73])/2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4</text:p>
          </table:table-cell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4</text:p>
          </table:table-cell>
          <table:table-cell table:formula="of:=([.J73]+[.L73])/2" office:value-type="string" office:string-value="" calcext:value-type="error">
            <text:p>#VALUE!</text:p>
          </table:table-cell>
          <table:table-cell table:formula="of:=IF([.F73]=[.M73]; &quot;&quot;; [.F73]-[.M73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05</text:p>
          </table:table-cell>
          <table:table-cell office:value-type="string" calcext:value-type="string">
            <text:p><text:s/>0.5: 0.0</text:p>
          </table:table-cell>
          <table:table-cell table:formula="of:=([.C74]+[.E74])/2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formula="of:=([.J74]+[.L74])/2" office:value-type="string" office:string-value="" calcext:value-type="error">
            <text:p>#VALUE!</text:p>
          </table:table-cell>
          <table:table-cell table:formula="of:=IF([.F74]=[.M74]; &quot;&quot;; [.F74]-[.M74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05" calcext:value-type="float">
            <text:p>0.005</text:p>
          </table:table-cell>
          <table:table-cell table:formula="of:=([.C75]+[.E75])/2" office:value-type="float" office:value="0.0025" calcext:value-type="float">
            <text:p>0.0025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([.J75]+[.L75])/2" office:value-type="float" office:value="0" calcext:value-type="float">
            <text:p>0</text:p>
          </table:table-cell>
          <table:table-cell table:formula="of:=IF([.F75]=[.M75]; &quot;&quot;; [.F75]-[.M75])" office:value-type="float" office:value="0.0025" calcext:value-type="float">
            <text:p>0.0025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([.C76]+[.E76])/2"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([.J76]+[.L76])/2" office:value-type="float" office:value="0" calcext:value-type="float">
            <text:p>0</text:p>
          </table:table-cell>
          <table:table-cell table:formula="of:=IF([.F76]=[.M76]; &quot;&quot;; [.F76]-[.M76])">
            <text:p/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([.C77]+[.E77])/2" office:value-type="float" office:value="0" calcext:value-type="float">
            <text:p>0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([.J77]+[.L77])/2" office:value-type="float" office:value="0" calcext:value-type="float">
            <text:p>0</text:p>
          </table:table-cell>
          <table:table-cell table:formula="of:=IF([.F77]=[.M77]; &quot;&quot;; [.F77]-[.M77])">
            <text:p/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([.C78]+[.E78])/2" office:value-type="float" office:value="0" calcext:value-type="float">
            <text:p>0</text:p>
          </table:table-cell>
          <table:table-cell table:number-columns-repeated="2"/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([.J78]+[.L78])/2" office:value-type="float" office:value="0" calcext:value-type="float">
            <text:p>0</text:p>
          </table:table-cell>
          <table:table-cell table:formula="of:=IF([.F78]=[.M78]; &quot;&quot;; [.F78]-[.M78])">
            <text:p/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([.C79]+[.E79])/2"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formula="of:=([.J79]+[.L79])/2" office:value-type="float" office:value="0.0025" calcext:value-type="float">
            <text:p>0.0025</text:p>
          </table:table-cell>
          <table:table-cell table:formula="of:=IF([.F79]=[.M79]; &quot;&quot;; [.F79]-[.M79])" office:value-type="float" office:value="-0.0025" calcext:value-type="float">
            <text:p>-0.0025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([.C80]+[.E80])/2" office:value-type="float" office:value="0" calcext:value-type="float">
            <text:p>0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([.J80]+[.L80])/2" office:value-type="float" office:value="0" calcext:value-type="float">
            <text:p>0</text:p>
          </table:table-cell>
          <table:table-cell table:formula="of:=IF([.F80]=[.M80]; &quot;&quot;; [.F80]-[.M80])">
            <text:p/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05" calcext:value-type="float">
            <text:p>0.005</text:p>
          </table:table-cell>
          <table:table-cell table:formula="of:=([.C81]+[.E81])/2" office:value-type="float" office:value="0.0025" calcext:value-type="float">
            <text:p>0.0025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([.J81]+[.L81])/2" office:value-type="float" office:value="0" calcext:value-type="float">
            <text:p>0</text:p>
          </table:table-cell>
          <table:table-cell table:formula="of:=IF([.F81]=[.M81]; &quot;&quot;; [.F81]-[.M81])" office:value-type="float" office:value="0.0025" calcext:value-type="float">
            <text:p>0.0025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([.C82]+[.E82])/2"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([.J82]+[.L82])/2" office:value-type="float" office:value="0" calcext:value-type="float">
            <text:p>0</text:p>
          </table:table-cell>
          <table:table-cell table:formula="of:=IF([.F82]=[.M82]; &quot;&quot;; [.F82]-[.M82])">
            <text:p/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([.C83]+[.E83])/2" office:value-type="float" office:value="0" calcext:value-type="float">
            <text:p>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([.J83]+[.L83])/2" office:value-type="float" office:value="0" calcext:value-type="float">
            <text:p>0</text:p>
          </table:table-cell>
          <table:table-cell table:formula="of:=IF([.F83]=[.M83]; &quot;&quot;; [.F83]-[.M83])">
            <text:p/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formula="of:=([.C84]+[.E84])/2" office:value-type="float" office:value="0.0125" calcext:value-type="float">
            <text:p>0.0125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table:formula="of:=([.J84]+[.L84])/2" office:value-type="float" office:value="0.0225" calcext:value-type="float">
            <text:p>0.0225</text:p>
          </table:table-cell>
          <table:table-cell table:formula="of:=IF([.F84]=[.M84]; &quot;&quot;; [.F84]-[.M84])" office:value-type="float" office:value="-0.01" calcext:value-type="float">
            <text:p>-0.01</text:p>
          </table:table-cell>
        </table:table-row>
        <table:table-row table:style-name="ro1">
          <table:table-cell/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5</text:p>
          </table:table-cell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5</text:p>
          </table:table-cell>
          <table:table-cell table:formula="of:=([.C85]+[.E85])/2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5</text:p>
          </table:table-cell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5</text:p>
          </table:table-cell>
          <table:table-cell table:formula="of:=([.J85]+[.L85])/2" office:value-type="string" office:string-value="" calcext:value-type="error">
            <text:p>#VALUE!</text:p>
          </table:table-cell>
          <table:table-cell table:formula="of:=IF([.F85]=[.M85]; &quot;&quot;; [.F85]-[.M85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formula="of:=([.C86]+[.E86])/2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formula="of:=([.J86]+[.L86])/2" office:value-type="string" office:string-value="" calcext:value-type="error">
            <text:p>#VALUE!</text:p>
          </table:table-cell>
          <table:table-cell table:formula="of:=IF([.F86]=[.M86]; &quot;&quot;; [.F86]-[.M86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([.C87]+[.E87])/2" office:value-type="float" office:value="0" calcext:value-type="float">
            <text:p>0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([.J87]+[.L87])/2" office:value-type="float" office:value="0" calcext:value-type="float">
            <text:p>0</text:p>
          </table:table-cell>
          <table:table-cell table:formula="of:=IF([.F87]=[.M87]; &quot;&quot;; [.F87]-[.M87])">
            <text:p/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([.C88]+[.E88])/2"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([.J88]+[.L88])/2" office:value-type="float" office:value="0" calcext:value-type="float">
            <text:p>0</text:p>
          </table:table-cell>
          <table:table-cell table:formula="of:=IF([.F88]=[.M88]; &quot;&quot;; [.F88]-[.M88])">
            <text:p/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([.C89]+[.E89])/2" office:value-type="float" office:value="0" calcext:value-type="float">
            <text:p>0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([.J89]+[.L89])/2" office:value-type="float" office:value="0" calcext:value-type="float">
            <text:p>0</text:p>
          </table:table-cell>
          <table:table-cell table:formula="of:=IF([.F89]=[.M89]; &quot;&quot;; [.F89]-[.M89])">
            <text:p/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([.C90]+[.E90])/2" office:value-type="float" office:value="0" calcext:value-type="float">
            <text:p>0</text:p>
          </table:table-cell>
          <table:table-cell table:number-columns-repeated="2"/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([.J90]+[.L90])/2" office:value-type="float" office:value="0" calcext:value-type="float">
            <text:p>0</text:p>
          </table:table-cell>
          <table:table-cell table:formula="of:=IF([.F90]=[.M90]; &quot;&quot;; [.F90]-[.M90])">
            <text:p/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formula="of:=([.C91]+[.E91])/2" office:value-type="float" office:value="0.0025" calcext:value-type="float">
            <text:p>0.002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([.J91]+[.L91])/2" office:value-type="float" office:value="0" calcext:value-type="float">
            <text:p>0</text:p>
          </table:table-cell>
          <table:table-cell table:formula="of:=IF([.F91]=[.M91]; &quot;&quot;; [.F91]-[.M91])" office:value-type="float" office:value="0.0025" calcext:value-type="float">
            <text:p>0.0025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([.C92]+[.E92])/2" office:value-type="float" office:value="0" calcext:value-type="float">
            <text:p>0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([.J92]+[.L92])/2" office:value-type="float" office:value="0" calcext:value-type="float">
            <text:p>0</text:p>
          </table:table-cell>
          <table:table-cell table:formula="of:=IF([.F92]=[.M92]; &quot;&quot;; [.F92]-[.M92])">
            <text:p/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([.C93]+[.E93])/2" office:value-type="float" office:value="0" calcext:value-type="float">
            <text:p>0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([.J93]+[.L93])/2" office:value-type="float" office:value="0.005" calcext:value-type="float">
            <text:p>0.005</text:p>
          </table:table-cell>
          <table:table-cell table:formula="of:=IF([.F93]=[.M93]; &quot;&quot;; [.F93]-[.M93])" office:value-type="float" office:value="-0.005" calcext:value-type="float">
            <text:p>-0.005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([.C94]+[.E94])/2"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([.J94]+[.L94])/2" office:value-type="float" office:value="0" calcext:value-type="float">
            <text:p>0</text:p>
          </table:table-cell>
          <table:table-cell table:formula="of:=IF([.F94]=[.M94]; &quot;&quot;; [.F94]-[.M94])">
            <text:p/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([.C95]+[.E95])/2" office:value-type="float" office:value="0" calcext:value-type="float">
            <text:p>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table:formula="of:=([.J95]+[.L95])/2" office:value-type="float" office:value="0.005" calcext:value-type="float">
            <text:p>0.005</text:p>
          </table:table-cell>
          <table:table-cell table:formula="of:=IF([.F95]=[.M95]; &quot;&quot;; [.F95]-[.M95])" office:value-type="float" office:value="-0.005" calcext:value-type="float">
            <text:p>-0.005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formula="of:=([.C96]+[.E96])/2" office:value-type="float" office:value="0.02" calcext:value-type="float">
            <text:p>0.02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formula="of:=([.J96]+[.L96])/2" office:value-type="float" office:value="0.015" calcext:value-type="float">
            <text:p>0.015</text:p>
          </table:table-cell>
          <table:table-cell table:formula="of:=IF([.F96]=[.M96]; &quot;&quot;; [.F96]-[.M96])" office:value-type="float" office:value="0.005" calcext:value-type="float">
            <text:p>0.005</text:p>
          </table:table-cell>
        </table:table-row>
        <table:table-row table:style-name="ro1">
          <table:table-cell/>
          <table:table-cell office:value-type="string" calcext:value-type="string">
            <text:p>Set hardness = 3</text:p>
          </table:table-cell>
          <table:table-cell/>
          <table:table-cell office:value-type="string" calcext:value-type="string">
            <text:p>Set hardness = 3</text:p>
          </table:table-cell>
          <table:table-cell/>
          <table:table-cell table:formula="of:=([.C97]+[.E97])/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hardness = 3</text:p>
          </table:table-cell>
          <table:table-cell/>
          <table:table-cell office:value-type="string" calcext:value-type="string">
            <text:p>Set hardness = 3</text:p>
          </table:table-cell>
          <table:table-cell/>
          <table:table-cell table:formula="of:=([.J97]+[.L97])/2" office:value-type="float" office:value="0" calcext:value-type="float">
            <text:p>0</text:p>
          </table:table-cell>
          <table:table-cell table:formula="of:=IF([.F97]=[.M97]; &quot;&quot;; [.F97]-[.M97])">
            <text:p/>
          </table:table-cell>
        </table:table-row>
        <table:table-row table:style-name="ro1">
          <table:table-cell/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2</text:p>
          </table:table-cell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2</text:p>
          </table:table-cell>
          <table:table-cell table:formula="of:=([.C98]+[.E98])/2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2</text:p>
          </table:table-cell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2</text:p>
          </table:table-cell>
          <table:table-cell table:formula="of:=([.J98]+[.L98])/2" office:value-type="string" office:string-value="" calcext:value-type="error">
            <text:p>#VALUE!</text:p>
          </table:table-cell>
          <table:table-cell table:formula="of:=IF([.F98]=[.M98]; &quot;&quot;; [.F98]-[.M98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formula="of:=([.C99]+[.E99])/2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05</text:p>
          </table:table-cell>
          <table:table-cell office:value-type="string" calcext:value-type="string">
            <text:p><text:s/>0.5: 0.0</text:p>
          </table:table-cell>
          <table:table-cell table:formula="of:=([.J99]+[.L99])/2" office:value-type="string" office:string-value="" calcext:value-type="error">
            <text:p>#VALUE!</text:p>
          </table:table-cell>
          <table:table-cell table:formula="of:=IF([.F99]=[.M99]; &quot;&quot;; [.F99]-[.M99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([.C100]+[.E100])/2" office:value-type="float" office:value="0" calcext:value-type="float">
            <text:p>0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05" calcext:value-type="float">
            <text:p>0.005</text:p>
          </table:table-cell>
          <table:table-cell table:formula="of:=([.J100]+[.L100])/2" office:value-type="float" office:value="0.0025" calcext:value-type="float">
            <text:p>0.0025</text:p>
          </table:table-cell>
          <table:table-cell table:formula="of:=IF([.F100]=[.M100]; &quot;&quot;; [.F100]-[.M100])" office:value-type="float" office:value="-0.0025" calcext:value-type="float">
            <text:p>-0.0025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([.C101]+[.E101])/2"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([.J101]+[.L101])/2" office:value-type="float" office:value="0" calcext:value-type="float">
            <text:p>0</text:p>
          </table:table-cell>
          <table:table-cell table:formula="of:=IF([.F101]=[.M101]; &quot;&quot;; [.F101]-[.M101])">
            <text:p/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([.C102]+[.E102])/2" office:value-type="float" office:value="0" calcext:value-type="float">
            <text:p>0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([.J102]+[.L102])/2" office:value-type="float" office:value="0" calcext:value-type="float">
            <text:p>0</text:p>
          </table:table-cell>
          <table:table-cell table:formula="of:=IF([.F102]=[.M102]; &quot;&quot;; [.F102]-[.M102])">
            <text:p/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([.C103]+[.E103])/2" office:value-type="float" office:value="0" calcext:value-type="float">
            <text:p>0</text:p>
          </table:table-cell>
          <table:table-cell table:number-columns-repeated="2"/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([.J103]+[.L103])/2" office:value-type="float" office:value="0" calcext:value-type="float">
            <text:p>0</text:p>
          </table:table-cell>
          <table:table-cell table:formula="of:=IF([.F103]=[.M103]; &quot;&quot;; [.F103]-[.M103])">
            <text:p/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([.C104]+[.E104])/2"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([.J104]+[.L104])/2" office:value-type="float" office:value="0" calcext:value-type="float">
            <text:p>0</text:p>
          </table:table-cell>
          <table:table-cell table:formula="of:=IF([.F104]=[.M104]; &quot;&quot;; [.F104]-[.M104])">
            <text:p/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([.C105]+[.E105])/2" office:value-type="float" office:value="0" calcext:value-type="float">
            <text:p>0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([.J105]+[.L105])/2" office:value-type="float" office:value="0" calcext:value-type="float">
            <text:p>0</text:p>
          </table:table-cell>
          <table:table-cell table:formula="of:=IF([.F105]=[.M105]; &quot;&quot;; [.F105]-[.M105])">
            <text:p/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([.C106]+[.E106])/2" office:value-type="float" office:value="0" calcext:value-type="float">
            <text:p>0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([.J106]+[.L106])/2" office:value-type="float" office:value="0" calcext:value-type="float">
            <text:p>0</text:p>
          </table:table-cell>
          <table:table-cell table:formula="of:=IF([.F106]=[.M106]; &quot;&quot;; [.F106]-[.M106])">
            <text:p/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([.C107]+[.E107])/2"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([.J107]+[.L107])/2" office:value-type="float" office:value="0" calcext:value-type="float">
            <text:p>0</text:p>
          </table:table-cell>
          <table:table-cell table:formula="of:=IF([.F107]=[.M107]; &quot;&quot;; [.F107]-[.M107])">
            <text:p/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([.C108]+[.E108])/2" office:value-type="float" office:value="0" calcext:value-type="float">
            <text:p>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([.J108]+[.L108])/2" office:value-type="float" office:value="0" calcext:value-type="float">
            <text:p>0</text:p>
          </table:table-cell>
          <table:table-cell table:formula="of:=IF([.F108]=[.M108]; &quot;&quot;; [.F108]-[.M108])">
            <text:p/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formula="of:=([.C109]+[.E109])/2" office:value-type="float" office:value="0.0125" calcext:value-type="float">
            <text:p>0.0125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formula="of:=([.J109]+[.L109])/2" office:value-type="float" office:value="0.0275" calcext:value-type="float">
            <text:p>0.0275</text:p>
          </table:table-cell>
          <table:table-cell table:formula="of:=IF([.F109]=[.M109]; &quot;&quot;; [.F109]-[.M109])" office:value-type="float" office:value="-0.015" calcext:value-type="float">
            <text:p>-0.015</text:p>
          </table:table-cell>
        </table:table-row>
        <table:table-row table:style-name="ro1">
          <table:table-cell/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3</text:p>
          </table:table-cell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3</text:p>
          </table:table-cell>
          <table:table-cell table:formula="of:=([.C110]+[.E110])/2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3</text:p>
          </table:table-cell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3</text:p>
          </table:table-cell>
          <table:table-cell table:formula="of:=([.J110]+[.L110])/2" office:value-type="string" office:string-value="" calcext:value-type="error">
            <text:p>#VALUE!</text:p>
          </table:table-cell>
          <table:table-cell table:formula="of:=IF([.F110]=[.M110]; &quot;&quot;; [.F110]-[.M110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formula="of:=([.C111]+[.E111])/2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formula="of:=([.J111]+[.L111])/2" office:value-type="string" office:string-value="" calcext:value-type="error">
            <text:p>#VALUE!</text:p>
          </table:table-cell>
          <table:table-cell table:formula="of:=IF([.F111]=[.M111]; &quot;&quot;; [.F111]-[.M111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([.C112]+[.E112])/2" office:value-type="float" office:value="0" calcext:value-type="float">
            <text:p>0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([.J112]+[.L112])/2" office:value-type="float" office:value="0" calcext:value-type="float">
            <text:p>0</text:p>
          </table:table-cell>
          <table:table-cell table:formula="of:=IF([.F112]=[.M112]; &quot;&quot;; [.F112]-[.M112])">
            <text:p/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([.C113]+[.E113])/2"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([.J113]+[.L113])/2" office:value-type="float" office:value="0" calcext:value-type="float">
            <text:p>0</text:p>
          </table:table-cell>
          <table:table-cell table:formula="of:=IF([.F113]=[.M113]; &quot;&quot;; [.F113]-[.M113])">
            <text:p/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([.C114]+[.E114])/2" office:value-type="float" office:value="0" calcext:value-type="float">
            <text:p>0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([.J114]+[.L114])/2" office:value-type="float" office:value="0" calcext:value-type="float">
            <text:p>0</text:p>
          </table:table-cell>
          <table:table-cell table:formula="of:=IF([.F114]=[.M114]; &quot;&quot;; [.F114]-[.M114])">
            <text:p/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([.C115]+[.E115])/2" office:value-type="float" office:value="0" calcext:value-type="float">
            <text:p>0</text:p>
          </table:table-cell>
          <table:table-cell table:number-columns-repeated="2"/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([.J115]+[.L115])/2" office:value-type="float" office:value="0" calcext:value-type="float">
            <text:p>0</text:p>
          </table:table-cell>
          <table:table-cell table:formula="of:=IF([.F115]=[.M115]; &quot;&quot;; [.F115]-[.M115])">
            <text:p/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([.C116]+[.E116])/2"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([.J116]+[.L116])/2" office:value-type="float" office:value="0" calcext:value-type="float">
            <text:p>0</text:p>
          </table:table-cell>
          <table:table-cell table:formula="of:=IF([.F116]=[.M116]; &quot;&quot;; [.F116]-[.M116])">
            <text:p/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([.C117]+[.E117])/2" office:value-type="float" office:value="0" calcext:value-type="float">
            <text:p>0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([.J117]+[.L117])/2" office:value-type="float" office:value="0" calcext:value-type="float">
            <text:p>0</text:p>
          </table:table-cell>
          <table:table-cell table:formula="of:=IF([.F117]=[.M117]; &quot;&quot;; [.F117]-[.M117])">
            <text:p/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([.C118]+[.E118])/2" office:value-type="float" office:value="0" calcext:value-type="float">
            <text:p>0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([.J118]+[.L118])/2" office:value-type="float" office:value="0" calcext:value-type="float">
            <text:p>0</text:p>
          </table:table-cell>
          <table:table-cell table:formula="of:=IF([.F118]=[.M118]; &quot;&quot;; [.F118]-[.M118])">
            <text:p/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([.C119]+[.E119])/2"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([.J119]+[.L119])/2" office:value-type="float" office:value="0" calcext:value-type="float">
            <text:p>0</text:p>
          </table:table-cell>
          <table:table-cell table:formula="of:=IF([.F119]=[.M119]; &quot;&quot;; [.F119]-[.M119])">
            <text:p/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([.C120]+[.E120])/2" office:value-type="float" office:value="0" calcext:value-type="float">
            <text:p>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([.J120]+[.L120])/2" office:value-type="float" office:value="0" calcext:value-type="float">
            <text:p>0</text:p>
          </table:table-cell>
          <table:table-cell table:formula="of:=IF([.F120]=[.M120]; &quot;&quot;; [.F120]-[.M120])">
            <text:p/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formula="of:=([.C121]+[.E121])/2" office:value-type="float" office:value="0.0175" calcext:value-type="float">
            <text:p>0.0175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formula="of:=([.J121]+[.L121])/2" office:value-type="float" office:value="0.01" calcext:value-type="float">
            <text:p>0.01</text:p>
          </table:table-cell>
          <table:table-cell table:formula="of:=IF([.F121]=[.M121]; &quot;&quot;; [.F121]-[.M121])" office:value-type="float" office:value="0.0075" calcext:value-type="float">
            <text:p>0.0075</text:p>
          </table:table-cell>
        </table:table-row>
        <table:table-row table:style-name="ro1">
          <table:table-cell/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4</text:p>
          </table:table-cell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4</text:p>
          </table:table-cell>
          <table:table-cell table:formula="of:=([.C122]+[.E122])/2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4</text:p>
          </table:table-cell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4</text:p>
          </table:table-cell>
          <table:table-cell table:formula="of:=([.J122]+[.L122])/2" office:value-type="string" office:string-value="" calcext:value-type="error">
            <text:p>#VALUE!</text:p>
          </table:table-cell>
          <table:table-cell table:formula="of:=IF([.F122]=[.M122]; &quot;&quot;; [.F122]-[.M122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formula="of:=([.C123]+[.E123])/2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formula="of:=([.J123]+[.L123])/2" office:value-type="string" office:string-value="" calcext:value-type="error">
            <text:p>#VALUE!</text:p>
          </table:table-cell>
          <table:table-cell table:formula="of:=IF([.F123]=[.M123]; &quot;&quot;; [.F123]-[.M123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([.C124]+[.E124])/2" office:value-type="float" office:value="0" calcext:value-type="float">
            <text:p>0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([.J124]+[.L124])/2" office:value-type="float" office:value="0" calcext:value-type="float">
            <text:p>0</text:p>
          </table:table-cell>
          <table:table-cell table:formula="of:=IF([.F124]=[.M124]; &quot;&quot;; [.F124]-[.M124])">
            <text:p/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([.C125]+[.E125])/2"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([.J125]+[.L125])/2" office:value-type="float" office:value="0" calcext:value-type="float">
            <text:p>0</text:p>
          </table:table-cell>
          <table:table-cell table:formula="of:=IF([.F125]=[.M125]; &quot;&quot;; [.F125]-[.M125])">
            <text:p/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([.C126]+[.E126])/2" office:value-type="float" office:value="0" calcext:value-type="float">
            <text:p>0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([.J126]+[.L126])/2" office:value-type="float" office:value="0" calcext:value-type="float">
            <text:p>0</text:p>
          </table:table-cell>
          <table:table-cell table:formula="of:=IF([.F126]=[.M126]; &quot;&quot;; [.F126]-[.M126])">
            <text:p/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([.C127]+[.E127])/2" office:value-type="float" office:value="0" calcext:value-type="float">
            <text:p>0</text:p>
          </table:table-cell>
          <table:table-cell table:number-columns-repeated="2"/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([.J127]+[.L127])/2" office:value-type="float" office:value="0" calcext:value-type="float">
            <text:p>0</text:p>
          </table:table-cell>
          <table:table-cell table:formula="of:=IF([.F127]=[.M127]; &quot;&quot;; [.F127]-[.M127])">
            <text:p/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([.C128]+[.E128])/2"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([.J128]+[.L128])/2" office:value-type="float" office:value="0" calcext:value-type="float">
            <text:p>0</text:p>
          </table:table-cell>
          <table:table-cell table:formula="of:=IF([.F128]=[.M128]; &quot;&quot;; [.F128]-[.M128])">
            <text:p/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([.C129]+[.E129])/2" office:value-type="float" office:value="0" calcext:value-type="float">
            <text:p>0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([.J129]+[.L129])/2" office:value-type="float" office:value="0" calcext:value-type="float">
            <text:p>0</text:p>
          </table:table-cell>
          <table:table-cell table:formula="of:=IF([.F129]=[.M129]; &quot;&quot;; [.F129]-[.M129])">
            <text:p/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([.C130]+[.E130])/2" office:value-type="float" office:value="0" calcext:value-type="float">
            <text:p>0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([.J130]+[.L130])/2" office:value-type="float" office:value="0" calcext:value-type="float">
            <text:p>0</text:p>
          </table:table-cell>
          <table:table-cell table:formula="of:=IF([.F130]=[.M130]; &quot;&quot;; [.F130]-[.M130])">
            <text:p/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([.C131]+[.E131])/2"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([.J131]+[.L131])/2" office:value-type="float" office:value="0" calcext:value-type="float">
            <text:p>0</text:p>
          </table:table-cell>
          <table:table-cell table:formula="of:=IF([.F131]=[.M131]; &quot;&quot;; [.F131]-[.M131])">
            <text:p/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([.C132]+[.E132])/2" office:value-type="float" office:value="0" calcext:value-type="float">
            <text:p>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([.J132]+[.L132])/2" office:value-type="float" office:value="0" calcext:value-type="float">
            <text:p>0</text:p>
          </table:table-cell>
          <table:table-cell table:formula="of:=IF([.F132]=[.M132]; &quot;&quot;; [.F132]-[.M132])">
            <text:p/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25" calcext:value-type="float">
            <text:p>0.025</text:p>
          </table:table-cell>
          <table:table-cell table:formula="of:=([.C133]+[.E133])/2" office:value-type="float" office:value="0.0275" calcext:value-type="float">
            <text:p>0.0275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table:formula="of:=([.J133]+[.L133])/2" office:value-type="float" office:value="0.0325" calcext:value-type="float">
            <text:p>0.0325</text:p>
          </table:table-cell>
          <table:table-cell table:formula="of:=IF([.F133]=[.M133]; &quot;&quot;; [.F133]-[.M133])" office:value-type="float" office:value="-0.005" calcext:value-type="float">
            <text:p>-0.005</text:p>
          </table:table-cell>
        </table:table-row>
        <table:table-row table:style-name="ro1">
          <table:table-cell/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5</text:p>
          </table:table-cell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5</text:p>
          </table:table-cell>
          <table:table-cell table:formula="of:=([.C134]+[.E134])/2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5</text:p>
          </table:table-cell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5</text:p>
          </table:table-cell>
          <table:table-cell table:formula="of:=([.J134]+[.L134])/2" office:value-type="string" office:string-value="" calcext:value-type="error">
            <text:p>#VALUE!</text:p>
          </table:table-cell>
          <table:table-cell table:formula="of:=IF([.F134]=[.M134]; &quot;&quot;; [.F134]-[.M134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formula="of:=([.C135]+[.E135])/2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formula="of:=([.J135]+[.L135])/2" office:value-type="string" office:string-value="" calcext:value-type="error">
            <text:p>#VALUE!</text:p>
          </table:table-cell>
          <table:table-cell table:formula="of:=IF([.F135]=[.M135]; &quot;&quot;; [.F135]-[.M135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([.C136]+[.E136])/2" office:value-type="float" office:value="0" calcext:value-type="float">
            <text:p>0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([.J136]+[.L136])/2" office:value-type="float" office:value="0" calcext:value-type="float">
            <text:p>0</text:p>
          </table:table-cell>
          <table:table-cell table:formula="of:=IF([.F136]=[.M136]; &quot;&quot;; [.F136]-[.M136])">
            <text:p/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([.C137]+[.E137])/2"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([.J137]+[.L137])/2" office:value-type="float" office:value="0" calcext:value-type="float">
            <text:p>0</text:p>
          </table:table-cell>
          <table:table-cell table:formula="of:=IF([.F137]=[.M137]; &quot;&quot;; [.F137]-[.M137])">
            <text:p/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([.C138]+[.E138])/2" office:value-type="float" office:value="0" calcext:value-type="float">
            <text:p>0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([.J138]+[.L138])/2" office:value-type="float" office:value="0" calcext:value-type="float">
            <text:p>0</text:p>
          </table:table-cell>
          <table:table-cell table:formula="of:=IF([.F138]=[.M138]; &quot;&quot;; [.F138]-[.M138])">
            <text:p/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([.C139]+[.E139])/2" office:value-type="float" office:value="0" calcext:value-type="float">
            <text:p>0</text:p>
          </table:table-cell>
          <table:table-cell table:number-columns-repeated="2"/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([.J139]+[.L139])/2" office:value-type="float" office:value="0" calcext:value-type="float">
            <text:p>0</text:p>
          </table:table-cell>
          <table:table-cell table:formula="of:=IF([.F139]=[.M139]; &quot;&quot;; [.F139]-[.M139])">
            <text:p/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([.C140]+[.E140])/2"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([.J140]+[.L140])/2" office:value-type="float" office:value="0" calcext:value-type="float">
            <text:p>0</text:p>
          </table:table-cell>
          <table:table-cell table:formula="of:=IF([.F140]=[.M140]; &quot;&quot;; [.F140]-[.M140])">
            <text:p/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([.C141]+[.E141])/2" office:value-type="float" office:value="0" calcext:value-type="float">
            <text:p>0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office:value-type="float" office:value="0.01" calcext:value-type="float">
            <text:p>0.01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([.J141]+[.L141])/2" office:value-type="float" office:value="0.005" calcext:value-type="float">
            <text:p>0.005</text:p>
          </table:table-cell>
          <table:table-cell table:formula="of:=IF([.F141]=[.M141]; &quot;&quot;; [.F141]-[.M141])" office:value-type="float" office:value="-0.005" calcext:value-type="float">
            <text:p>-0.005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([.C142]+[.E142])/2" office:value-type="float" office:value="0" calcext:value-type="float">
            <text:p>0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([.J142]+[.L142])/2" office:value-type="float" office:value="0" calcext:value-type="float">
            <text:p>0</text:p>
          </table:table-cell>
          <table:table-cell table:formula="of:=IF([.F142]=[.M142]; &quot;&quot;; [.F142]-[.M142])">
            <text:p/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([.C143]+[.E143])/2"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([.J143]+[.L143])/2" office:value-type="float" office:value="0" calcext:value-type="float">
            <text:p>0</text:p>
          </table:table-cell>
          <table:table-cell table:formula="of:=IF([.F143]=[.M143]; &quot;&quot;; [.F143]-[.M143])">
            <text:p/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([.C144]+[.E144])/2" office:value-type="float" office:value="0" calcext:value-type="float">
            <text:p>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([.J144]+[.L144])/2" office:value-type="float" office:value="0" calcext:value-type="float">
            <text:p>0</text:p>
          </table:table-cell>
          <table:table-cell table:formula="of:=IF([.F144]=[.M144]; &quot;&quot;; [.F144]-[.M144])">
            <text:p/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table:formula="of:=([.C145]+[.E145])/2" office:value-type="float" office:value="0.01" calcext:value-type="float">
            <text:p>0.0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5" calcext:value-type="float">
            <text:p>0.025</text:p>
          </table:table-cell>
          <table:table-cell table:formula="of:=([.J145]+[.L145])/2" office:value-type="float" office:value="0.0225" calcext:value-type="float">
            <text:p>0.0225</text:p>
          </table:table-cell>
          <table:table-cell table:formula="of:=IF([.F145]=[.M145]; &quot;&quot;; [.F145]-[.M145])" office:value-type="float" office:value="-0.0125" calcext:value-type="float">
            <text:p>-0.0125</text:p>
          </table:table-cell>
        </table:table-row>
      </table:table>
      <table:table table:name="ch1-UU-E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est started at Wed Feb 27 14:49:13 20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 hardness =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2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1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35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35" calcext:value-type="float">
            <text:p>0.0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15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35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35" calcext:value-type="float">
            <text:p>0.0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 hardness =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25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5" calcext:value-type="float">
            <text:p>0.0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05</text:p>
          </table:table-cell>
          <table:table-cell office:value-type="string" calcext:value-type="string">
            <text:p><text:s/>0.2: 0.01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05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2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5" calcext:value-type="float">
            <text:p>0.005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5" calcext:value-type="float">
            <text:p>0.005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25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5" calcext:value-type="float">
            <text:p>0.0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05</text:p>
          </table:table-cell>
          <table:table-cell office:value-type="string" calcext:value-type="string">
            <text:p><text:s/>0.2: 0.01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25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5" calcext:value-type="float">
            <text:p>0.005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5" calcext:value-type="float">
            <text:p>0.0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 hardness =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2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1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05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2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3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1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1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3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s total:24000</text:p>
          </table:table-cell>
          <table:table-cell office:value-type="string" calcext:value-type="string">
            <text:p><text:s/>elapsed: 7306.572203397751</text:p>
          </table:table-cell>
          <table:table-cell table:number-columns-repeated="8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ives stopped</text:p>
          </table:table-cell>
          <table:table-cell table:number-columns-repeated="9"/>
        </table:table-row>
      </table:table>
      <table:table table:name="ch2-UU-E" table:style-name="ta1">
        <table:table-column table:style-name="co1" table:default-cell-style-name="Default"/>
        <table:table-row table:style-name="ro1">
          <table:table-cell/>
        </table:table-row>
      </table:table>
      <table:table table:name="ch1-FF-E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est started at Wed Feb 27 12:10:19 20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 hardness =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25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5" calcext:value-type="float">
            <text:p>0.0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1</text:p>
          </table:table-cell>
          <table:table-cell office:value-type="string" calcext:value-type="string">
            <text:p><text:s/>0.2: 0.005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2</text:p>
          </table:table-cell>
          <table:table-cell office:value-type="string" calcext:value-type="string">
            <text:p><text:s/>0.1: 0.175</text:p>
          </table:table-cell>
          <table:table-cell office:value-type="string" calcext:value-type="string">
            <text:p><text:s/>0.08: 0.285</text:p>
          </table:table-cell>
          <table:table-cell office:value-type="string" calcext:value-type="string">
            <text:p><text:s/>0.04: 0.38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75" calcext:value-type="float">
            <text:p>0.175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285" calcext:value-type="float">
            <text:p>0.285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38" calcext:value-type="float">
            <text:p>0.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05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05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2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05" calcext:value-type="float">
            <text:p>0.005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5" calcext:value-type="float">
            <text:p>0.005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15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 hardness =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35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35" calcext:value-type="float">
            <text:p>0.0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2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3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15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 hardness =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05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6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1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15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<text:s/>0.3: 0.0</text:p>
          </table:table-cell>
          <table:table-cell office:value-type="string" calcext:value-type="string">
            <text:p><text:s/>0.24: 0.0</text:p>
          </table:table-cell>
          <table:table-cell office:value-type="string" calcext:value-type="string">
            <text:p><text:s/>0.2: 0.0</text:p>
          </table:table-cell>
          <table:table-cell office:value-type="string" calcext:value-type="string">
            <text:p><text:s/>0.16: 0.0</text:p>
          </table:table-cell>
          <table:table-cell office:value-type="string" calcext:value-type="string">
            <text:p><text:s/>0.12: 0.01</text:p>
          </table:table-cell>
          <table:table-cell office:value-type="string" calcext:value-type="string">
            <text:p><text:s/>0.1: 0.0</text:p>
          </table:table-cell>
          <table:table-cell office:value-type="string" calcext:value-type="string">
            <text:p><text:s/>0.08: 0.0</text:p>
          </table:table-cell>
          <table:table-cell office:value-type="string" calcext:value-type="string">
            <text:p><text:s/>0.04: 0.01}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s total:24000</text:p>
          </table:table-cell>
          <table:table-cell office:value-type="string" calcext:value-type="string">
            <text:p><text:s/>elapsed: 8718.636728048325</text:p>
          </table:table-cell>
          <table:table-cell table:number-columns-repeated="8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ives stopped</text:p>
          </table:table-cell>
          <table:table-cell table:number-columns-repeated="9"/>
        </table:table-row>
      </table:table>
      <table:table table:name="ch2-FF-E" table:style-name="ta1">
        <table:table-column table:style-name="co1" table:default-cell-style-name="Default"/>
        <table:table-row table:style-name="ro1">
          <table:table-cell/>
        </table:table-row>
      </table:table>
      <table:table table:name="E-results" table:style-name="ta1">
        <table:shapes>
          <draw:frame draw:z-index="0" draw:style-name="gr1" draw:text-style-name="P1" svg:width="453.51pt" svg:height="255.09pt" svg:x="518.31pt" svg:y="50.63pt">
            <draw:object draw:notify-on-update-of-ranges="'E-results'.A3:'E-results'.A12 'E-results'.F3:'E-results'.F9 'E-results'.G3:'E-results'.G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number-columns-repeated="3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IF([.B3]=[.D3]; &quot;&quot;; [.B3]-[.D3])">
            <text:p/>
          </table:table-cell>
          <table:table-cell table:style-name="ce2" table:formula="of:=24000*([.B3]+[.B15]+[.B27]+[.B39]+[.B52]+[.B64]+[.B76]+[.B88]+[.B101]+[.B113]+[.B125]+[.B137])" office:value-type="float" office:value="240" calcext:value-type="float">
            <text:p>240</text:p>
          </table:table-cell>
          <table:table-cell table:style-name="ce3" table:formula="of:=24000*([.D3]+[.D15]+[.D27]+[.D39]+[.D52]+[.D64]+[.D76]+[.D88]+[.D101]+[.D113]+[.D125]+[.D137]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IF([.B4]=[.D4]; &quot;&quot;; [.B4]-[.D4])">
            <text:p/>
          </table:table-cell>
          <table:table-cell table:style-name="ce2" table:formula="of:=24000*([.B4]+[.B16]+[.B28]+[.B40]+[.B53]+[.B65]+[.B77]+[.B89]+[.B102]+[.B114]+[.B126]+[.B138])" office:value-type="float" office:value="0" calcext:value-type="float">
            <text:p>0</text:p>
          </table:table-cell>
          <table:table-cell table:style-name="ce3" table:formula="of:=24000*([.D4]+[.D16]+[.D28]+[.D40]+[.D53]+[.D65]+[.D77]+[.D89]+[.D102]+[.D114]+[.D126]+[.D1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IF([.B5]=[.D5]; &quot;&quot;; [.B5]-[.D5])">
            <text:p/>
          </table:table-cell>
          <table:table-cell table:style-name="ce2" table:formula="of:=24000*([.B5]+[.B17]+[.B29]+[.B41]+[.B54]+[.B66]+[.B78]+[.B90]+[.B103]+[.B115]+[.B127]+[.B139])" office:value-type="float" office:value="0" calcext:value-type="float">
            <text:p>0</text:p>
          </table:table-cell>
          <table:table-cell table:style-name="ce3" table:formula="of:=24000*([.D5]+[.D17]+[.D29]+[.D41]+[.D54]+[.D66]+[.D78]+[.D90]+[.D103]+[.D115]+[.D127]+[.D1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IF([.B6]=[.D6]; &quot;&quot;; [.B6]-[.D6])">
            <text:p/>
          </table:table-cell>
          <table:table-cell table:style-name="ce2" table:formula="of:=24000*([.B6]+[.B18]+[.B30]+[.B42]+[.B55]+[.B67]+[.B79]+[.B91]+[.B104]+[.B116]+[.B128]+[.B140])" office:value-type="float" office:value="240" calcext:value-type="float">
            <text:p>240</text:p>
          </table:table-cell>
          <table:table-cell table:style-name="ce3" table:formula="of:=24000*([.D6]+[.D18]+[.D30]+[.D42]+[.D55]+[.D67]+[.D79]+[.D91]+[.D104]+[.D116]+[.D128]+[.D140])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IF([.B7]=[.D7]; &quot;&quot;; [.B7]-[.D7])">
            <text:p/>
          </table:table-cell>
          <table:table-cell table:style-name="ce2" table:formula="of:=24000*([.B7]+[.B19]+[.B31]+[.B43]+[.B56]+[.B68]+[.B80]+[.B92]+[.B105]+[.B117]+[.B129]+[.B141])" office:value-type="float" office:value="720" calcext:value-type="float">
            <text:p>720</text:p>
          </table:table-cell>
          <table:table-cell table:style-name="ce3" table:formula="of:=24000*([.D7]+[.D19]+[.D31]+[.D43]+[.D56]+[.D68]+[.D80]+[.D92]+[.D105]+[.D117]+[.D129]+[.D141]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IF([.B8]=[.D8]; &quot;&quot;; [.B8]-[.D8])">
            <text:p/>
          </table:table-cell>
          <table:table-cell table:style-name="ce2" table:formula="of:=24000*([.B8]+[.B20]+[.B32]+[.B44]+[.B57]+[.B69]+[.B81]+[.B93]+[.B106]+[.B118]+[.B130]+[.B142])" office:value-type="float" office:value="360" calcext:value-type="float">
            <text:p>360</text:p>
          </table:table-cell>
          <table:table-cell table:style-name="ce3" table:formula="of:=24000*([.D8]+[.D20]+[.D32]+[.D44]+[.D57]+[.D69]+[.D81]+[.D93]+[.D106]+[.D118]+[.D130]+[.D1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IF([.B9]=[.D9]; &quot;&quot;; [.B9]-[.D9])">
            <text:p/>
          </table:table-cell>
          <table:table-cell table:style-name="ce2" table:formula="of:=24000*([.B9]+[.B21]+[.B33]+[.B45]+[.B58]+[.B70]+[.B82]+[.B94]+[.B107]+[.B119]+[.B131]+[.B143])" office:value-type="float" office:value="120" calcext:value-type="float">
            <text:p>120</text:p>
          </table:table-cell>
          <table:table-cell table:style-name="ce3" table:formula="of:=24000*([.D9]+[.D21]+[.D33]+[.D45]+[.D58]+[.D70]+[.D82]+[.D94]+[.D107]+[.D119]+[.D131]+[.D143])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IF([.B10]=[.D10]; &quot;&quot;; [.B10]-[.D10])">
            <text:p/>
          </table:table-cell>
          <table:table-cell table:style-name="ce2" table:formula="of:=24000*([.B10]+[.B22]+[.B34]+[.B46]+[.B59]+[.B71]+[.B83]+[.B95]+[.B108]+[.B120]+[.B132]+[.B144])" office:value-type="float" office:value="240" calcext:value-type="float">
            <text:p>240</text:p>
          </table:table-cell>
          <table:table-cell table:style-name="ce3" table:formula="of:=24000*([.D10]+[.D22]+[.D34]+[.D46]+[.D59]+[.D71]+[.D83]+[.D95]+[.D108]+[.D120]+[.D132]+[.D144])"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IF([.B11]=[.D11]; &quot;&quot;; [.B11]-[.D11])">
            <text:p/>
          </table:table-cell>
          <table:table-cell table:style-name="ce2" table:formula="of:=24000*([.B11]+[.B23]+[.B35]+[.B47]+[.B60]+[.B72]+[.B84]+[.B96]+[.B109]+[.B121]+[.B133]+[.B145])" office:value-type="float" office:value="0" calcext:value-type="float">
            <text:p>0</text:p>
          </table:table-cell>
          <table:table-cell table:style-name="ce3" table:formula="of:=24000*([.D11]+[.D23]+[.D35]+[.D47]+[.D60]+[.D72]+[.D84]+[.D96]+[.D109]+[.D121]+[.D133]+[.D145])" office:value-type="float" office:value="6840" calcext:value-type="float">
            <text:p>684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5" calcext:value-type="float">
            <text:p>0.025</text:p>
          </table:table-cell>
          <table:table-cell table:formula="of:=IF([.B12]=[.D12]; &quot;&quot;; [.B12]-[.D12])" office:value-type="float" office:value="-0.005" calcext:value-type="float">
            <text:p>-0.005</text:p>
          </table:table-cell>
          <table:table-cell table:style-name="ce2" table:formula="of:=24000*([.B12]+[.B24]+[.B36]+[.B48]+[.B61]+[.B73]+[.B85]+[.B97]+[.B110]+[.B122]+[.B134]+[.B146])" office:value-type="float" office:value="7200" calcext:value-type="float">
            <text:p>7200</text:p>
          </table:table-cell>
          <table:table-cell table:style-name="ce3" table:formula="of:=24000*([.D12]+[.D24]+[.D36]+[.D48]+[.D61]+[.D73]+[.D85]+[.D97]+[.D110]+[.D122]+[.D134]+[.D146])" office:value-type="float" office:value="15240" calcext:value-type="float">
            <text:p>15240</text:p>
          </table:table-cell>
        </table:table-row>
        <table:table-row table:style-name="ro1"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3</text:p>
          </table:table-cell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3</text:p>
          </table:table-cell>
          <table:table-cell table:formula="of:=IF([.B13]=[.D13]; &quot;&quot;; [.B13]-[.D13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formula="of:=IF([.B14]=[.D14]; &quot;&quot;; [.B14]-[.D14])">
            <text:p/>
          </table:table-cell>
          <table:table-cell table:number-columns-repeated="2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IF([.B15]=[.D15]; &quot;&quot;; [.B15]-[.D15])">
            <text:p/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IF([.B16]=[.D16]; &quot;&quot;; [.B16]-[.D16])">
            <text:p/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IF([.B17]=[.D17]; &quot;&quot;; [.B17]-[.D17])">
            <text:p/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01" calcext:value-type="float">
            <text:p>0.01</text:p>
          </table:table-cell>
          <table:table-cell table:formula="of:=IF([.B18]=[.D18]; &quot;&quot;; [.B18]-[.D18])" office:value-type="float" office:value="-0.01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formula="of:=IF([.B19]=[.D19]; &quot;&quot;; [.B19]-[.D19])"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IF([.B20]=[.D20]; &quot;&quot;; [.B20]-[.D20])">
            <text:p/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table:formula="of:=IF([.B21]=[.D21]; &quot;&quot;; [.B21]-[.D21])" office:value-type="float" office:value="-0.02" calcext:value-type="float">
            <text:p>-0.0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75" calcext:value-type="float">
            <text:p>0.175</text:p>
          </table:table-cell>
          <table:table-cell table:formula="of:=IF([.B22]=[.D22]; &quot;&quot;; [.B22]-[.D22])" office:value-type="float" office:value="-0.175" calcext:value-type="float">
            <text:p>-0.175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285" calcext:value-type="float">
            <text:p>0.285</text:p>
          </table:table-cell>
          <table:table-cell table:formula="of:=IF([.B23]=[.D23]; &quot;&quot;; [.B23]-[.D23])" office:value-type="float" office:value="-0.285" calcext:value-type="float">
            <text:p>-0.285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" calcext:value-type="float">
            <text:p>0.04</text:p>
          </table:table-cell>
          <table:table-cell office:value-type="float" office:value="0.38" calcext:value-type="float">
            <text:p>0.38</text:p>
          </table:table-cell>
          <table:table-cell table:formula="of:=IF([.B24]=[.D24]; &quot;&quot;; [.B24]-[.D24])" office:value-type="float" office:value="-0.345" calcext:value-type="float">
            <text:p>-0.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4</text:p>
          </table:table-cell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4</text:p>
          </table:table-cell>
          <table:table-cell table:formula="of:=IF([.B25]=[.D25]; &quot;&quot;; [.B25]-[.D25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05</text:p>
          </table:table-cell>
          <table:table-cell office:value-type="string" calcext:value-type="string">
            <text:p><text:s/>0.5: 0.0</text:p>
          </table:table-cell>
          <table:table-cell table:formula="of:=IF([.B26]=[.D26]; &quot;&quot;; [.B26]-[.D26])">
            <text:p/>
          </table:table-cell>
          <table:table-cell table:number-columns-repeated="2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05" calcext:value-type="float">
            <text:p>0.005</text:p>
          </table:table-cell>
          <table:table-cell table:formula="of:=IF([.B27]=[.D27]; &quot;&quot;; [.B27]-[.D27])" office:value-type="float" office:value="-0.005" calcext:value-type="float">
            <text:p>-0.005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IF([.B28]=[.D28]; &quot;&quot;; [.B28]-[.D28])">
            <text:p/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IF([.B29]=[.D29]; &quot;&quot;; [.B29]-[.D29])">
            <text:p/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005" calcext:value-type="float">
            <text:p>0.005</text:p>
          </table:table-cell>
          <table:table-cell table:formula="of:=IF([.B30]=[.D30]; &quot;&quot;; [.B30]-[.D30])" office:value-type="float" office:value="-0.005" calcext:value-type="float">
            <text:p>-0.005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IF([.B31]=[.D31]; &quot;&quot;; [.B31]-[.D31])">
            <text:p/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IF([.B32]=[.D32]; &quot;&quot;; [.B32]-[.D32])">
            <text:p/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IF([.B33]=[.D33]; &quot;&quot;; [.B33]-[.D33])">
            <text:p/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IF([.B34]=[.D34]; &quot;&quot;; [.B34]-[.D34])">
            <text:p/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IF([.B35]=[.D35]; &quot;&quot;; [.B35]-[.D35])">
            <text:p/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formula="of:=IF([.B36]=[.D36]; &quot;&quot;; [.B36]-[.D36])" office:value-type="float" office:value="-0.005" calcext:value-type="float">
            <text:p>-0.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5</text:p>
          </table:table-cell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5</text:p>
          </table:table-cell>
          <table:table-cell table:formula="of:=IF([.B37]=[.D37]; &quot;&quot;; [.B37]-[.D37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formula="of:=IF([.B38]=[.D38]; &quot;&quot;; [.B38]-[.D38])">
            <text:p/>
          </table:table-cell>
          <table:table-cell table:number-columns-repeated="2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IF([.B39]=[.D39]; &quot;&quot;; [.B39]-[.D39])">
            <text:p/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IF([.B40]=[.D40]; &quot;&quot;; [.B40]-[.D40])">
            <text:p/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IF([.B41]=[.D41]; &quot;&quot;; [.B41]-[.D41])">
            <text:p/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IF([.B42]=[.D42]; &quot;&quot;; [.B42]-[.D42])">
            <text:p/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IF([.B43]=[.D43]; &quot;&quot;; [.B43]-[.D43])">
            <text:p/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IF([.B44]=[.D44]; &quot;&quot;; [.B44]-[.D44])">
            <text:p/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IF([.B45]=[.D45]; &quot;&quot;; [.B45]-[.D45])">
            <text:p/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IF([.B46]=[.D46]; &quot;&quot;; [.B46]-[.D46])">
            <text:p/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IF([.B47]=[.D47]; &quot;&quot;; [.B47]-[.D47])">
            <text:p/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table:formula="of:=IF([.B48]=[.D48]; &quot;&quot;; [.B48]-[.D48])"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 hardness = 2</text:p>
          </table:table-cell>
          <table:table-cell/>
          <table:table-cell office:value-type="string" calcext:value-type="string">
            <text:p>Set hardness = 2</text:p>
          </table:table-cell>
          <table:table-cell/>
          <table:table-cell table:formula="of:=IF([.B49]=[.D49]; &quot;&quot;; [.B49]-[.D49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2</text:p>
          </table:table-cell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2</text:p>
          </table:table-cell>
          <table:table-cell table:formula="of:=IF([.B50]=[.D50]; &quot;&quot;; [.B50]-[.D50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formula="of:=IF([.B51]=[.D51]; &quot;&quot;; [.B51]-[.D51])">
            <text:p/>
          </table:table-cell>
          <table:table-cell table:number-columns-repeated="2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IF([.B52]=[.D52]; &quot;&quot;; [.B52]-[.D52])">
            <text:p/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IF([.B53]=[.D53]; &quot;&quot;; [.B53]-[.D53])">
            <text:p/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IF([.B54]=[.D54]; &quot;&quot;; [.B54]-[.D54])">
            <text:p/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IF([.B55]=[.D55]; &quot;&quot;; [.B55]-[.D55])">
            <text:p/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IF([.B56]=[.D56]; &quot;&quot;; [.B56]-[.D56])">
            <text:p/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IF([.B57]=[.D57]; &quot;&quot;; [.B57]-[.D57])">
            <text:p/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IF([.B58]=[.D58]; &quot;&quot;; [.B58]-[.D58])">
            <text:p/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IF([.B59]=[.D59]; &quot;&quot;; [.B59]-[.D59])">
            <text:p/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IF([.B60]=[.D60]; &quot;&quot;; [.B60]-[.D60])">
            <text:p/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" calcext:value-type="float">
            <text:p>0.04</text:p>
          </table:table-cell>
          <table:table-cell office:value-type="float" office:value="0.035" calcext:value-type="float">
            <text:p>0.035</text:p>
          </table:table-cell>
          <table:table-cell table:formula="of:=IF([.B61]=[.D61]; &quot;&quot;; [.B61]-[.D61])" office:value-type="float" office:value="-0.01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3</text:p>
          </table:table-cell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3</text:p>
          </table:table-cell>
          <table:table-cell table:formula="of:=IF([.B62]=[.D62]; &quot;&quot;; [.B62]-[.D62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formula="of:=IF([.B63]=[.D63]; &quot;&quot;; [.B63]-[.D63])">
            <text:p/>
          </table:table-cell>
          <table:table-cell table:number-columns-repeated="2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IF([.B64]=[.D64]; &quot;&quot;; [.B64]-[.D64])">
            <text:p/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IF([.B65]=[.D65]; &quot;&quot;; [.B65]-[.D65])">
            <text:p/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IF([.B66]=[.D66]; &quot;&quot;; [.B66]-[.D66])">
            <text:p/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5" calcext:value-type="float">
            <text:p>0.00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IF([.B67]=[.D67]; &quot;&quot;; [.B67]-[.D67])"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IF([.B68]=[.D68]; &quot;&quot;; [.B68]-[.D68])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IF([.B69]=[.D69]; &quot;&quot;; [.B69]-[.D69])">
            <text:p/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5" calcext:value-type="float">
            <text:p>0.00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IF([.B70]=[.D70]; &quot;&quot;; [.B70]-[.D70])"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IF([.B71]=[.D71]; &quot;&quot;; [.B71]-[.D71])">
            <text:p/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IF([.B72]=[.D72]; &quot;&quot;; [.B72]-[.D72])">
            <text:p/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formula="of:=IF([.B73]=[.D73]; &quot;&quot;; [.B73]-[.D73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4</text:p>
          </table:table-cell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4</text:p>
          </table:table-cell>
          <table:table-cell table:formula="of:=IF([.B74]=[.D74]; &quot;&quot;; [.B74]-[.D74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formula="of:=IF([.B75]=[.D75]; &quot;&quot;; [.B75]-[.D75])">
            <text:p/>
          </table:table-cell>
          <table:table-cell table:number-columns-repeated="2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IF([.B76]=[.D76]; &quot;&quot;; [.B76]-[.D76])">
            <text:p/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IF([.B77]=[.D77]; &quot;&quot;; [.B77]-[.D77])">
            <text:p/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IF([.B78]=[.D78]; &quot;&quot;; [.B78]-[.D78])">
            <text:p/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IF([.B79]=[.D79]; &quot;&quot;; [.B79]-[.D79])">
            <text:p/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IF([.B80]=[.D80]; &quot;&quot;; [.B80]-[.D80])">
            <text:p/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IF([.B81]=[.D81]; &quot;&quot;; [.B81]-[.D81])">
            <text:p/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IF([.B82]=[.D82]; &quot;&quot;; [.B82]-[.D82])">
            <text:p/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IF([.B83]=[.D83]; &quot;&quot;; [.B83]-[.D83])">
            <text:p/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IF([.B84]=[.D84]; &quot;&quot;; [.B84]-[.D84])">
            <text:p/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formula="of:=IF([.B85]=[.D85]; &quot;&quot;; [.B85]-[.D85])" office:value-type="float" office:value="-0.005" calcext:value-type="float">
            <text:p>-0.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5</text:p>
          </table:table-cell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5</text:p>
          </table:table-cell>
          <table:table-cell table:formula="of:=IF([.B86]=[.D86]; &quot;&quot;; [.B86]-[.D86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formula="of:=IF([.B87]=[.D87]; &quot;&quot;; [.B87]-[.D87])">
            <text:p/>
          </table:table-cell>
          <table:table-cell table:number-columns-repeated="2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IF([.B88]=[.D88]; &quot;&quot;; [.B88]-[.D88])">
            <text:p/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IF([.B89]=[.D89]; &quot;&quot;; [.B89]-[.D89])">
            <text:p/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IF([.B90]=[.D90]; &quot;&quot;; [.B90]-[.D90])">
            <text:p/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5" calcext:value-type="float">
            <text:p>0.00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IF([.B91]=[.D91]; &quot;&quot;; [.B91]-[.D91])"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IF([.B92]=[.D92]; &quot;&quot;; [.B92]-[.D92])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IF([.B93]=[.D93]; &quot;&quot;; [.B93]-[.D93])">
            <text:p/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IF([.B94]=[.D94]; &quot;&quot;; [.B94]-[.D94])">
            <text:p/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IF([.B95]=[.D95]; &quot;&quot;; [.B95]-[.D95])">
            <text:p/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IF([.B96]=[.D96]; &quot;&quot;; [.B96]-[.D96])">
            <text:p/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table:formula="of:=IF([.B97]=[.D97]; &quot;&quot;; [.B97]-[.D97])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 hardness = 3</text:p>
          </table:table-cell>
          <table:table-cell/>
          <table:table-cell office:value-type="string" calcext:value-type="string">
            <text:p>Set hardness = 3</text:p>
          </table:table-cell>
          <table:table-cell/>
          <table:table-cell table:formula="of:=IF([.B98]=[.D98]; &quot;&quot;; [.B98]-[.D98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2</text:p>
          </table:table-cell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2</text:p>
          </table:table-cell>
          <table:table-cell table:formula="of:=IF([.B99]=[.D99]; &quot;&quot;; [.B99]-[.D99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formula="of:=IF([.B100]=[.D100]; &quot;&quot;; [.B100]-[.D100])">
            <text:p/>
          </table:table-cell>
          <table:table-cell table:number-columns-repeated="2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IF([.B101]=[.D101]; &quot;&quot;; [.B101]-[.D101])">
            <text:p/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IF([.B102]=[.D102]; &quot;&quot;; [.B102]-[.D102])">
            <text:p/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IF([.B103]=[.D103]; &quot;&quot;; [.B103]-[.D103])">
            <text:p/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IF([.B104]=[.D104]; &quot;&quot;; [.B104]-[.D104])">
            <text:p/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formula="of:=IF([.B105]=[.D105]; &quot;&quot;; [.B105]-[.D105])" office:value-type="float" office:value="-0.005" calcext:value-type="float">
            <text:p>-0.005</text:p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IF([.B106]=[.D106]; &quot;&quot;; [.B106]-[.D106])">
            <text:p/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IF([.B107]=[.D107]; &quot;&quot;; [.B107]-[.D107])">
            <text:p/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IF([.B108]=[.D108]; &quot;&quot;; [.B108]-[.D108])">
            <text:p/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IF([.B109]=[.D109]; &quot;&quot;; [.B109]-[.D109])">
            <text:p/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table:formula="of:=IF([.B110]=[.D110]; &quot;&quot;; [.B110]-[.D110])"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3</text:p>
          </table:table-cell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3</text:p>
          </table:table-cell>
          <table:table-cell table:formula="of:=IF([.B111]=[.D111]; &quot;&quot;; [.B111]-[.D111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{0.99: 0.01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formula="of:=IF([.B112]=[.D112]; &quot;&quot;; [.B112]-[.D112])">
            <text:p/>
          </table:table-cell>
          <table:table-cell table:number-columns-repeated="2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IF([.B113]=[.D113]; &quot;&quot;; [.B113]-[.D113])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IF([.B114]=[.D114]; &quot;&quot;; [.B114]-[.D114])">
            <text:p/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IF([.B115]=[.D115]; &quot;&quot;; [.B115]-[.D115])">
            <text:p/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IF([.B116]=[.D116]; &quot;&quot;; [.B116]-[.D116])">
            <text:p/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IF([.B117]=[.D117]; &quot;&quot;; [.B117]-[.D117])">
            <text:p/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IF([.B118]=[.D118]; &quot;&quot;; [.B118]-[.D118])"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IF([.B119]=[.D119]; &quot;&quot;; [.B119]-[.D119])">
            <text:p/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IF([.B120]=[.D120]; &quot;&quot;; [.B120]-[.D120])">
            <text:p/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IF([.B121]=[.D121]; &quot;&quot;; [.B121]-[.D121])">
            <text:p/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formula="of:=IF([.B122]=[.D122]; &quot;&quot;; [.B122]-[.D122])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4</text:p>
          </table:table-cell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4</text:p>
          </table:table-cell>
          <table:table-cell table:formula="of:=IF([.B123]=[.D123]; &quot;&quot;; [.B123]-[.D123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formula="of:=IF([.B124]=[.D124]; &quot;&quot;; [.B124]-[.D124])">
            <text:p/>
          </table:table-cell>
          <table:table-cell table:number-columns-repeated="2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IF([.B125]=[.D125]; &quot;&quot;; [.B125]-[.D125])">
            <text:p/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IF([.B126]=[.D126]; &quot;&quot;; [.B126]-[.D126])">
            <text:p/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IF([.B127]=[.D127]; &quot;&quot;; [.B127]-[.D127])">
            <text:p/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IF([.B128]=[.D128]; &quot;&quot;; [.B128]-[.D128])">
            <text:p/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IF([.B129]=[.D129]; &quot;&quot;; [.B129]-[.D129])">
            <text:p/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IF([.B130]=[.D130]; &quot;&quot;; [.B130]-[.D130])">
            <text:p/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IF([.B131]=[.D131]; &quot;&quot;; [.B131]-[.D131])">
            <text:p/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IF([.B132]=[.D132]; &quot;&quot;; [.B132]-[.D132])">
            <text:p/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IF([.B133]=[.D133]; &quot;&quot;; [.B133]-[.D133])">
            <text:p/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table:formula="of:=IF([.B134]=[.D134]; &quot;&quot;; [.B134]-[.D134])" office:value-type="float" office:value="0.015" calcext:value-type="float">
            <text:p>0.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5</text:p>
          </table:table-cell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5</text:p>
          </table:table-cell>
          <table:table-cell table:formula="of:=IF([.B135]=[.D135]; &quot;&quot;; [.B135]-[.D135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formula="of:=IF([.B136]=[.D136]; &quot;&quot;; [.B136]-[.D136])">
            <text:p/>
          </table:table-cell>
          <table:table-cell table:number-columns-repeated="2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IF([.B137]=[.D137]; &quot;&quot;; [.B137]-[.D137])">
            <text:p/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IF([.B138]=[.D138]; &quot;&quot;; [.B138]-[.D138])">
            <text:p/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IF([.B139]=[.D139]; &quot;&quot;; [.B139]-[.D139])">
            <text:p/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IF([.B140]=[.D140]; &quot;&quot;; [.B140]-[.D140])">
            <text:p/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IF([.B141]=[.D141]; &quot;&quot;; [.B141]-[.D141])">
            <text:p/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1" calcext:value-type="float">
            <text:p>0.01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IF([.B142]=[.D142]; &quot;&quot;; [.B142]-[.D142])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table:formula="of:=IF([.B143]=[.D143]; &quot;&quot;; [.B143]-[.D143])" office:value-type="float" office:value="-0.01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IF([.B144]=[.D144]; &quot;&quot;; [.B144]-[.D144])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IF([.B145]=[.D145]; &quot;&quot;; [.B145]-[.D145])">
            <text:p/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formula="of:=IF([.B146]=[.D146]; &quot;&quot;; [.B146]-[.D146])"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s total:24000</text:p>
          </table:table-cell>
          <table:table-cell office:value-type="string" calcext:value-type="string">
            <text:p><text:s/>elapsed: 7306.572203397751</text:p>
          </table:table-cell>
          <table:table-cell office:value-type="string" calcext:value-type="string">
            <text:p>Tests total:24000</text:p>
          </table:table-cell>
          <table:table-cell office:value-type="string" calcext:value-type="string">
            <text:p><text:s/>elapsed: 8718.636728048325</text:p>
          </table:table-cell>
          <table:table-cell table:formula="of:=IF([.B147]=[.D147]; &quot;&quot;; [.B147]-[.D147]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 table:number-rows-repeated="104842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VoltageTest" table:style-name="ta1">
        <table:shapes>
          <draw:frame draw:z-index="0" draw:style-name="gr1" draw:text-style-name="P1" svg:width="546.18pt" svg:height="288.43pt" svg:x="813.63pt" svg:y="202.25pt">
            <draw:object draw:notify-on-update-of-ranges="VoltageTest.A6:VoltageTest.A15 VoltageTest.B1:VoltageTest.B1 VoltageTest.C7:VoltageTest.C7 VoltageTest.E1:VoltageTest.E1 VoltageTest.F6:VoltageTest.F13 VoltageTest.H1:VoltageTest.H1 VoltageTest.I6:VoltageTest.I13 VoltageTest.K1:VoltageTest.K1 VoltageTest.L6:VoltageTest.L13 VoltageTest.N1:VoltageTest.N1 VoltageTest.O7:VoltageTest.O13 VoltageTest.Q1:VoltageTest.Q1 VoltageTest.R6:VoltageTest.R13 VoltageTest.T1:VoltageTest.T1 VoltageTest.U6:VoltageTest.U12 VoltageTest.W1:VoltageTest.W1 VoltageTest.X6:VoltageTest.X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542.69pt" svg:height="269.89pt" svg:x="43.71pt" svg:y="219.94pt">
            <draw:object draw:notify-on-update-of-ranges="VoltageTest.C4:VoltageTest.C4 VoltageTest.F4:VoltageTest.F4 VoltageTest.I4:VoltageTest.I4 VoltageTest.L4:VoltageTest.L4 VoltageTest.O4:VoltageTest.O4 VoltageTest.R4:VoltageTest.R4 VoltageTest.U4:VoltageTest.U4 VoltageTest.X4:VoltageTest.X4 VoltageTest.C5:VoltageTest.C5 VoltageTest.F5:VoltageTest.F5 VoltageTest.I5:VoltageTest.I5 VoltageTest.L5:VoltageTest.L5 VoltageTest.O5:VoltageTest.O5 VoltageTest.R5:VoltageTest.R5 VoltageTest.U5:VoltageTest.U5 VoltageTest.X5:VoltageTest.X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3" table:default-cell-style-name="Default"/>
        <table:table-row table:style-name="ro1">
          <table:table-cell office:value-type="string" calcext:value-type="string">
            <text:p>mV</text:p>
          </table:table-cell>
          <table:table-cell table:number-columns-repeated="2" office:value-type="float" office:value="350" calcext:value-type="float">
            <text:p>350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table:number-columns-repeated="2" office:value-type="float" office:value="450" calcext:value-type="float">
            <text:p>450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/>
          <table:table-cell table:number-columns-repeated="2" office:value-type="float" office:value="550" calcext:value-type="float">
            <text:p>550</text:p>
          </table:table-cell>
          <table:table-cell/>
          <table:table-cell table:number-columns-repeated="2" office:value-type="float" office:value="600" calcext:value-type="float">
            <text:p>600</text:p>
          </table:table-cell>
          <table:table-cell/>
          <table:table-cell table:number-columns-repeated="2" office:value-type="float" office:value="700" calcext:value-type="float">
            <text:p>700</text:p>
          </table:table-cell>
          <table:table-cell/>
          <table:table-cell table:number-columns-repeated="2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Test started at Thu Feb 28 12:07:32 20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et hardness = 1</text:p>
          </table:table-cell>
          <table:table-cell table:number-columns-repeated="23"/>
        </table:table-row>
        <table:table-row table:style-name="ro1">
          <table:table-cell/>
          <table:table-cell table:number-columns-repeated="2" office:value-type="float" office:value="350" calcext:value-type="float">
            <text:p>350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table:number-columns-repeated="2" office:value-type="float" office:value="450" calcext:value-type="float">
            <text:p>450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/>
          <table:table-cell table:number-columns-repeated="2" office:value-type="float" office:value="550" calcext:value-type="float">
            <text:p>550</text:p>
          </table:table-cell>
          <table:table-cell/>
          <table:table-cell table:number-columns-repeated="2" office:value-type="float" office:value="600" calcext:value-type="float">
            <text:p>600</text:p>
          </table:table-cell>
          <table:table-cell/>
          <table:table-cell table:number-columns-repeated="2" office:value-type="float" office:value="700" calcext:value-type="float">
            <text:p>700</text:p>
          </table:table-cell>
          <table:table-cell/>
          <table:table-cell table:number-columns-repeated="2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style-name="ce5" table:formula="of:=AVERAGE([.C7:.C12])" office:value-type="float" office:value="0.01" calcext:value-type="float">
            <text:p>0.01</text:p>
          </table:table-cell>
          <table:table-cell/>
          <table:table-cell office:value-type="string" calcext:value-type="string">
            <text:p><text:s/>0.5: 0.0</text:p>
          </table:table-cell>
          <table:table-cell table:style-name="ce5" table:formula="of:=AVERAGE([.F6:.F12])" office:value-type="float" office:value="0.0114285714285714" calcext:value-type="float">
            <text:p>0.011428571428572</text:p>
          </table:table-cell>
          <table:table-cell/>
          <table:table-cell office:value-type="string" calcext:value-type="string">
            <text:p><text:s/>0.5: 0.0</text:p>
          </table:table-cell>
          <table:table-cell table:style-name="ce5" table:formula="of:=AVERAGE([.I6:.I12])" office:value-type="float" office:value="0" calcext:value-type="float">
            <text:p>0</text:p>
          </table:table-cell>
          <table:table-cell/>
          <table:table-cell office:value-type="string" calcext:value-type="string">
            <text:p><text:s/>0.5: 0.0</text:p>
          </table:table-cell>
          <table:table-cell table:style-name="ce5" table:formula="of:=AVERAGE([.L6:.L12])" office:value-type="float" office:value="0.00428571428571429" calcext:value-type="float">
            <text:p>0.004285714285714</text:p>
          </table:table-cell>
          <table:table-cell/>
          <table:table-cell office:value-type="string" calcext:value-type="string">
            <text:p><text:s/>0.5: 0.0</text:p>
          </table:table-cell>
          <table:table-cell table:style-name="ce5" table:formula="of:=AVERAGE([.O7:.O12])" office:value-type="float" office:value="0" calcext:value-type="float">
            <text:p>0</text:p>
          </table:table-cell>
          <table:table-cell/>
          <table:table-cell office:value-type="string" calcext:value-type="string">
            <text:p><text:s/>0.5: 0.0</text:p>
          </table:table-cell>
          <table:table-cell table:style-name="ce5" table:formula="of:=AVERAGE([.R6:.R12])" office:value-type="float" office:value="0.00857142857142857" calcext:value-type="float">
            <text:p>0.008571428571429</text:p>
          </table:table-cell>
          <table:table-cell/>
          <table:table-cell office:value-type="string" calcext:value-type="string">
            <text:p><text:s/>0.5: 0.0</text:p>
          </table:table-cell>
          <table:table-cell table:style-name="ce5" table:formula="of:=AVERAGE([.U6:.U12])" office:value-type="float" office:value="0.00285714285714286" calcext:value-type="float">
            <text:p>0.002857142857143</text:p>
          </table:table-cell>
          <table:table-cell/>
          <table:table-cell office:value-type="string" calcext:value-type="string">
            <text:p><text:s/>0.5: 0.0</text:p>
          </table:table-cell>
          <table:table-cell table:style-name="ce5" table:formula="of:=AVERAGE([.X6:.X12])" office:value-type="float" office:value="0.00571428571428571" calcext:value-type="float">
            <text:p>0.005714285714286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[.B6]+[.B18]+[.B30]+[.B42]+[.B55]+[.B67]+[.B79]+[.B91]+[.B104]+[.B116]+[.B128]+[.B140]" office:value-type="float" office:value="0.18" calcext:value-type="float">
            <text:p>0.1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6]+[.E18]+[.E30]+[.E42]+[.E55]+[.E67]+[.E79]+[.E91]+[.E104]+[.E116]+[.E128]+[.E140]" office:value-type="float" office:value="0.02" calcext:value-type="float">
            <text:p>0.0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6]+[.H18]+[.H30]+[.H42]+[.H55]+[.H67]+[.H79]+[.H91]+[.H104]+[.H116]+[.H128]+[.H14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6]+[.K18]+[.K30]+[.K42]+[.K55]+[.K67]+[.K79]+[.K91]+[.K104]+[.K116]+[.K128]+[.K140]" office:value-type="float" office:value="0.005" calcext:value-type="float">
            <text:p>0.00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N6]+[.N18]+[.N30]+[.N42]+[.N55]+[.N67]+[.N79]+[.N91]+[.N104]+[.N116]+[.N128]+[.N140]" office:value-type="float" office:value="0.62" calcext:value-type="float">
            <text:p>0.6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6]+[.Q18]+[.Q30]+[.Q42]+[.Q55]+[.Q67]+[.Q79]+[.Q91]+[.Q104]+[.Q116]+[.Q128]+[.Q14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6]+[.T18]+[.T30]+[.T42]+[.T55]+[.T67]+[.T79]+[.T91]+[.T104]+[.T116]+[.T128]+[.T14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6]+[.W18]+[.W30]+[.W42]+[.W55]+[.W67]+[.W79]+[.W91]+[.W104]+[.W116]+[.W128]+[.W1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[.B7]+[.B19]+[.B31]+[.B43]+[.B56]+[.B68]+[.B80]+[.B92]+[.B105]+[.B117]+[.B129]+[.B14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7]+[.E19]+[.E31]+[.E43]+[.E56]+[.E68]+[.E80]+[.E92]+[.E105]+[.E117]+[.E129]+[.E14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7]+[.H19]+[.H31]+[.H43]+[.H56]+[.H68]+[.H80]+[.H92]+[.H105]+[.H117]+[.H129]+[.H14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7]+[.K19]+[.K31]+[.K43]+[.K56]+[.K68]+[.K80]+[.K92]+[.K105]+[.K117]+[.K129]+[.K14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N7]+[.N19]+[.N31]+[.N43]+[.N56]+[.N68]+[.N80]+[.N92]+[.N105]+[.N117]+[.N129]+[.N14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7]+[.Q19]+[.Q31]+[.Q43]+[.Q56]+[.Q68]+[.Q80]+[.Q92]+[.Q105]+[.Q117]+[.Q129]+[.Q14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7]+[.T19]+[.T31]+[.T43]+[.T56]+[.T68]+[.T80]+[.T92]+[.T105]+[.T117]+[.T129]+[.T141]" office:value-type="float" office:value="0.02" calcext:value-type="float">
            <text:p>0.0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7]+[.W19]+[.W31]+[.W43]+[.W56]+[.W68]+[.W80]+[.W92]+[.W105]+[.W117]+[.W129]+[.W1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[.B8]+[.B20]+[.B32]+[.B44]+[.B57]+[.B69]+[.B81]+[.B93]+[.B106]+[.B118]+[.B130]+[.B14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8]+[.E20]+[.E32]+[.E44]+[.E57]+[.E69]+[.E81]+[.E93]+[.E106]+[.E118]+[.E130]+[.E14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8]+[.H20]+[.H32]+[.H44]+[.H57]+[.H69]+[.H81]+[.H93]+[.H106]+[.H118]+[.H130]+[.H14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8]+[.K20]+[.K32]+[.K44]+[.K57]+[.K69]+[.K81]+[.K93]+[.K106]+[.K118]+[.K130]+[.K142]" office:value-type="float" office:value="0.015" calcext:value-type="float">
            <text:p>0.0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N8]+[.N20]+[.N32]+[.N44]+[.N57]+[.N69]+[.N81]+[.N93]+[.N106]+[.N118]+[.N130]+[.N14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8]+[.Q20]+[.Q32]+[.Q44]+[.Q57]+[.Q69]+[.Q81]+[.Q93]+[.Q106]+[.Q118]+[.Q130]+[.Q14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8]+[.T20]+[.T32]+[.T44]+[.T57]+[.T69]+[.T81]+[.T93]+[.T106]+[.T118]+[.T130]+[.T14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8]+[.W20]+[.W32]+[.W44]+[.W57]+[.W69]+[.W81]+[.W93]+[.W106]+[.W118]+[.W130]+[.W1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[.B9]+[.B21]+[.B33]+[.B45]+[.B58]+[.B70]+[.B82]+[.B94]+[.B107]+[.B119]+[.B131]+[.B14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9]+[.E21]+[.E33]+[.E45]+[.E58]+[.E70]+[.E82]+[.E94]+[.E107]+[.E119]+[.E131]+[.E143]" office:value-type="float" office:value="0.04" calcext:value-type="float">
            <text:p>0.0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9]+[.H21]+[.H33]+[.H45]+[.H58]+[.H70]+[.H82]+[.H94]+[.H107]+[.H119]+[.H131]+[.H14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9]+[.K21]+[.K33]+[.K45]+[.K58]+[.K70]+[.K82]+[.K94]+[.K107]+[.K119]+[.K131]+[.K14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N9]+[.N21]+[.N33]+[.N45]+[.N58]+[.N70]+[.N82]+[.N94]+[.N107]+[.N119]+[.N131]+[.N14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9]+[.Q21]+[.Q33]+[.Q45]+[.Q58]+[.Q70]+[.Q82]+[.Q94]+[.Q107]+[.Q119]+[.Q131]+[.Q14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9]+[.T21]+[.T33]+[.T45]+[.T58]+[.T70]+[.T82]+[.T94]+[.T107]+[.T119]+[.T131]+[.T14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9]+[.W21]+[.W33]+[.W45]+[.W58]+[.W70]+[.W82]+[.W94]+[.W107]+[.W119]+[.W131]+[.W1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[.B10]+[.B22]+[.B34]+[.B46]+[.B59]+[.B71]+[.B83]+[.B95]+[.B108]+[.B120]+[.B132]+[.B144]" office:value-type="float" office:value="0.06" calcext:value-type="float">
            <text:p>0.0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0]+[.E22]+[.E34]+[.E46]+[.E59]+[.E71]+[.E83]+[.E95]+[.E108]+[.E120]+[.E132]+[.E144]" office:value-type="float" office:value="0.02" calcext:value-type="float">
            <text:p>0.0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10]+[.H22]+[.H34]+[.H46]+[.H59]+[.H71]+[.H83]+[.H95]+[.H108]+[.H120]+[.H132]+[.H14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10]+[.K22]+[.K34]+[.K46]+[.K59]+[.K71]+[.K83]+[.K95]+[.K108]+[.K120]+[.K132]+[.K144]" office:value-type="float" office:value="0.005" calcext:value-type="float">
            <text:p>0.00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N10]+[.N22]+[.N34]+[.N46]+[.N59]+[.N71]+[.N83]+[.N95]+[.N108]+[.N120]+[.N132]+[.N14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10]+[.Q22]+[.Q34]+[.Q46]+[.Q59]+[.Q71]+[.Q83]+[.Q95]+[.Q108]+[.Q120]+[.Q132]+[.Q144]" office:value-type="float" office:value="0.06" calcext:value-type="float">
            <text:p>0.0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10]+[.T22]+[.T34]+[.T46]+[.T59]+[.T71]+[.T83]+[.T95]+[.T108]+[.T120]+[.T132]+[.T14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10]+[.W22]+[.W34]+[.W46]+[.W59]+[.W71]+[.W83]+[.W95]+[.W108]+[.W120]+[.W132]+[.W1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[.B11]+[.B23]+[.B35]+[.B47]+[.B60]+[.B72]+[.B84]+[.B96]+[.B109]+[.B121]+[.B133]+[.B145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1]+[.E23]+[.E35]+[.E47]+[.E60]+[.E72]+[.E84]+[.E96]+[.E109]+[.E121]+[.E133]+[.E145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11]+[.H23]+[.H35]+[.H47]+[.H60]+[.H72]+[.H84]+[.H96]+[.H109]+[.H121]+[.H133]+[.H145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11]+[.K23]+[.K35]+[.K47]+[.K60]+[.K72]+[.K84]+[.K96]+[.K109]+[.K121]+[.K133]+[.K145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N11]+[.N23]+[.N35]+[.N47]+[.N60]+[.N72]+[.N84]+[.N96]+[.N109]+[.N121]+[.N133]+[.N145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11]+[.Q23]+[.Q35]+[.Q47]+[.Q60]+[.Q72]+[.Q84]+[.Q96]+[.Q109]+[.Q121]+[.Q133]+[.Q145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11]+[.T23]+[.T35]+[.T47]+[.T60]+[.T72]+[.T84]+[.T96]+[.T109]+[.T121]+[.T133]+[.T145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11]+[.W23]+[.W35]+[.W47]+[.W60]+[.W72]+[.W84]+[.W96]+[.W109]+[.W121]+[.W133]+[.W145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[.B12]+[.B24]+[.B36]+[.B48]+[.B61]+[.B73]+[.B85]+[.B97]+[.B110]+[.B122]+[.B134]+[.B146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2]+[.E24]+[.E36]+[.E48]+[.E61]+[.E73]+[.E85]+[.E97]+[.E110]+[.E122]+[.E134]+[.E146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12]+[.H24]+[.H36]+[.H48]+[.H61]+[.H73]+[.H85]+[.H97]+[.H110]+[.H122]+[.H134]+[.H146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12]+[.K24]+[.K36]+[.K48]+[.K61]+[.K73]+[.K85]+[.K97]+[.K110]+[.K122]+[.K134]+[.K146]" office:value-type="float" office:value="0.005" calcext:value-type="float">
            <text:p>0.00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N12]+[.N24]+[.N36]+[.N48]+[.N61]+[.N73]+[.N85]+[.N97]+[.N110]+[.N122]+[.N134]+[.N146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12]+[.Q24]+[.Q36]+[.Q48]+[.Q61]+[.Q73]+[.Q85]+[.Q97]+[.Q110]+[.Q122]+[.Q134]+[.Q146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12]+[.T24]+[.T36]+[.T48]+[.T61]+[.T73]+[.T85]+[.T97]+[.T110]+[.T122]+[.T134]+[.T146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12]+[.W24]+[.W36]+[.W48]+[.W61]+[.W73]+[.W85]+[.W97]+[.W110]+[.W122]+[.W134]+[.W1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B13]+[.B25]+[.B37]+[.B49]+[.B62]+[.B74]+[.B86]+[.B98]+[.B111]+[.B123]+[.B135]+[.B14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3]+[.E25]+[.E37]+[.E49]+[.E62]+[.E74]+[.E86]+[.E98]+[.E111]+[.E123]+[.E135]+[.E14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13]+[.H25]+[.H37]+[.H49]+[.H62]+[.H74]+[.H86]+[.H98]+[.H111]+[.H123]+[.H135]+[.H14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13]+[.K25]+[.K37]+[.K49]+[.K62]+[.K74]+[.K86]+[.K98]+[.K111]+[.K123]+[.K135]+[.K14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N13]+[.N25]+[.N37]+[.N49]+[.N62]+[.N74]+[.N86]+[.N98]+[.N111]+[.N123]+[.N135]+[.N14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13]+[.Q25]+[.Q37]+[.Q49]+[.Q62]+[.Q74]+[.Q86]+[.Q98]+[.Q111]+[.Q123]+[.Q135]+[.Q14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13]+[.T25]+[.T37]+[.T49]+[.T62]+[.T74]+[.T86]+[.T98]+[.T111]+[.T123]+[.T135]+[.T147]" office:value-type="float" office:value="0.24" calcext:value-type="float">
            <text:p>0.2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13]+[.W25]+[.W37]+[.W49]+[.W62]+[.W74]+[.W86]+[.W98]+[.W111]+[.W123]+[.W135]+[.W1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[.B14]+[.B26]+[.B38]+[.B50]+[.B63]+[.B75]+[.B87]+[.B99]+[.B112]+[.B124]+[.B136]+[.B148]" office:value-type="float" office:value="0.04" calcext:value-type="float">
            <text:p>0.0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4]+[.E26]+[.E38]+[.E50]+[.E63]+[.E75]+[.E87]+[.E99]+[.E112]+[.E124]+[.E136]+[.E14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14]+[.H26]+[.H38]+[.H50]+[.H63]+[.H75]+[.H87]+[.H99]+[.H112]+[.H124]+[.H136]+[.H14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14]+[.K26]+[.K38]+[.K50]+[.K63]+[.K75]+[.K87]+[.K99]+[.K112]+[.K124]+[.K136]+[.K14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N14]+[.N26]+[.N38]+[.N50]+[.N63]+[.N75]+[.N87]+[.N99]+[.N112]+[.N124]+[.N136]+[.N14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14]+[.Q26]+[.Q38]+[.Q50]+[.Q63]+[.Q75]+[.Q87]+[.Q99]+[.Q112]+[.Q124]+[.Q136]+[.Q14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14]+[.T26]+[.T38]+[.T50]+[.T63]+[.T75]+[.T87]+[.T99]+[.T112]+[.T124]+[.T136]+[.T148]" office:value-type="float" office:value="0.42" calcext:value-type="float">
            <text:p>0.4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14]+[.W26]+[.W38]+[.W50]+[.W63]+[.W75]+[.W87]+[.W99]+[.W112]+[.W124]+[.W136]+[.W148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[.B15]+[.B27]+[.B39]+[.B51]+[.B64]+[.B76]+[.B88]+[.B100]+[.B113]+[.B125]+[.B137]+[.B149]" office:value-type="float" office:value="0.68" calcext:value-type="float">
            <text:p>0.6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5]+[.E27]+[.E39]+[.E51]+[.E64]+[.E76]+[.E88]+[.E100]+[.E113]+[.E125]+[.E137]+[.E149]" office:value-type="float" office:value="0.22" calcext:value-type="float">
            <text:p>0.2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15]+[.H27]+[.H39]+[.H51]+[.H64]+[.H76]+[.H88]+[.H100]+[.H113]+[.H125]+[.H137]+[.H149]" office:value-type="float" office:value="0.2" calcext:value-type="float">
            <text:p>0.2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K15]+[.K27]+[.K39]+[.K51]+[.K64]+[.K76]+[.K88]+[.K100]+[.K113]+[.K125]+[.K137]+[.K149]" office:value-type="float" office:value="0.24" calcext:value-type="float">
            <text:p>0.24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[.N15]+[.N27]+[.N39]+[.N51]+[.N64]+[.N76]+[.N88]+[.N100]+[.N113]+[.N125]+[.N137]+[.N149]" office:value-type="float" office:value="0.28" calcext:value-type="float">
            <text:p>0.28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[.Q15]+[.Q27]+[.Q39]+[.Q51]+[.Q64]+[.Q76]+[.Q88]+[.Q100]+[.Q113]+[.Q125]+[.Q137]+[.Q149]" office:value-type="float" office:value="0.26" calcext:value-type="float">
            <text:p>0.26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T15]+[.T27]+[.T39]+[.T51]+[.T64]+[.T76]+[.T88]+[.T100]+[.T113]+[.T125]+[.T137]+[.T149]" office:value-type="float" office:value="0.2" calcext:value-type="float">
            <text:p>0.2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W15]+[.W27]+[.W39]+[.W51]+[.W64]+[.W76]+[.W88]+[.W100]+[.W113]+[.W125]+[.W137]+[.W149]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3</text:p>
          </table:table-cell>
          <table:table-cell table:number-columns-repeated="2"/>
          <table:table-cell office:value-type="string" calcext:value-type="string">
            <text:p><text:s/>Set gear = 3</text:p>
          </table:table-cell>
          <table:table-cell table:number-columns-repeated="2"/>
          <table:table-cell office:value-type="string" calcext:value-type="string">
            <text:p><text:s/>Set gear = 3</text:p>
          </table:table-cell>
          <table:table-cell table:number-columns-repeated="2"/>
          <table:table-cell office:value-type="string" calcext:value-type="string">
            <text:p><text:s/>Set gear = 3</text:p>
          </table:table-cell>
          <table:table-cell table:number-columns-repeated="2"/>
          <table:table-cell office:value-type="string" calcext:value-type="string">
            <text:p><text:s/>Set gear = 3</text:p>
          </table:table-cell>
          <table:table-cell table:number-columns-repeated="2"/>
          <table:table-cell office:value-type="string" calcext:value-type="string">
            <text:p><text:s/>Set gear = 3</text:p>
          </table:table-cell>
          <table:table-cell table:number-columns-repeated="2"/>
          <table:table-cell office:value-type="string" calcext:value-type="string">
            <text:p><text:s/>Set gear = 3</text:p>
          </table:table-cell>
          <table:table-cell table:number-columns-repeated="2"/>
          <table:table-cell office:value-type="string" calcext:value-type="string">
            <text:p><text:s/>Set gear = 3</text:p>
          </table:table-cell>
          <table:table-cell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.04" calcext:value-type="float">
            <text:p>0.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4</text:p>
          </table:table-cell>
          <table:table-cell table:number-columns-repeated="2"/>
          <table:table-cell office:value-type="string" calcext:value-type="string">
            <text:p><text:s/>Set gear = 4</text:p>
          </table:table-cell>
          <table:table-cell table:number-columns-repeated="2"/>
          <table:table-cell office:value-type="string" calcext:value-type="string">
            <text:p><text:s/>Set gear = 4</text:p>
          </table:table-cell>
          <table:table-cell table:number-columns-repeated="2"/>
          <table:table-cell office:value-type="string" calcext:value-type="string">
            <text:p><text:s/>Set gear = 4</text:p>
          </table:table-cell>
          <table:table-cell table:number-columns-repeated="2"/>
          <table:table-cell office:value-type="string" calcext:value-type="string">
            <text:p><text:s/>Set gear = 4</text:p>
          </table:table-cell>
          <table:table-cell table:number-columns-repeated="2"/>
          <table:table-cell office:value-type="string" calcext:value-type="string">
            <text:p><text:s/>Set gear = 4</text:p>
          </table:table-cell>
          <table:table-cell table:number-columns-repeated="2"/>
          <table:table-cell office:value-type="string" calcext:value-type="string">
            <text:p><text:s/>Set gear = 4</text:p>
          </table:table-cell>
          <table:table-cell table:number-columns-repeated="2"/>
          <table:table-cell office:value-type="string" calcext:value-type="string">
            <text:p><text:s/>Set gear = 4</text:p>
          </table:table-cell>
          <table:table-cell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string" calcext:value-type="string">
            <text:p>... hardness = 1</text:p>
          </table:table-cell>
          <table:table-cell office:value-type="string" calcext:value-type="string">
            <text:p><text:s/>Set gear = 5</text:p>
          </table:table-cell>
          <table:table-cell table:number-columns-repeated="2"/>
          <table:table-cell office:value-type="string" calcext:value-type="string">
            <text:p><text:s/>Set gear = 5</text:p>
          </table:table-cell>
          <table:table-cell table:number-columns-repeated="2"/>
          <table:table-cell office:value-type="string" calcext:value-type="string">
            <text:p><text:s/>Set gear = 5</text:p>
          </table:table-cell>
          <table:table-cell table:number-columns-repeated="2"/>
          <table:table-cell office:value-type="string" calcext:value-type="string">
            <text:p><text:s/>Set gear = 5</text:p>
          </table:table-cell>
          <table:table-cell table:number-columns-repeated="2"/>
          <table:table-cell office:value-type="string" calcext:value-type="string">
            <text:p><text:s/>Set gear = 5</text:p>
          </table:table-cell>
          <table:table-cell table:number-columns-repeated="2"/>
          <table:table-cell office:value-type="string" calcext:value-type="string">
            <text:p><text:s/>Set gear = 5</text:p>
          </table:table-cell>
          <table:table-cell table:number-columns-repeated="2"/>
          <table:table-cell office:value-type="string" calcext:value-type="string">
            <text:p><text:s/>Set gear = 5</text:p>
          </table:table-cell>
          <table:table-cell table:number-columns-repeated="2"/>
          <table:table-cell office:value-type="string" calcext:value-type="string">
            <text:p><text:s/>Set gear = 5</text:p>
          </table:table-cell>
          <table:table-cell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string" calcext:value-type="string">
            <text:p>Set hardness = 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2</text:p>
          </table:table-cell>
          <table:table-cell table:number-columns-repeated="2"/>
          <table:table-cell office:value-type="string" calcext:value-type="string">
            <text:p><text:s/>Set gear = 2</text:p>
          </table:table-cell>
          <table:table-cell table:number-columns-repeated="2"/>
          <table:table-cell office:value-type="string" calcext:value-type="string">
            <text:p><text:s/>Set gear = 2</text:p>
          </table:table-cell>
          <table:table-cell table:number-columns-repeated="2"/>
          <table:table-cell office:value-type="string" calcext:value-type="string">
            <text:p><text:s/>Set gear = 2</text:p>
          </table:table-cell>
          <table:table-cell table:number-columns-repeated="2"/>
          <table:table-cell office:value-type="string" calcext:value-type="string">
            <text:p><text:s/>Set gear = 2</text:p>
          </table:table-cell>
          <table:table-cell table:number-columns-repeated="2"/>
          <table:table-cell office:value-type="string" calcext:value-type="string">
            <text:p><text:s/>Set gear = 2</text:p>
          </table:table-cell>
          <table:table-cell table:number-columns-repeated="2"/>
          <table:table-cell office:value-type="string" calcext:value-type="string">
            <text:p><text:s/>Set gear = 2</text:p>
          </table:table-cell>
          <table:table-cell table:number-columns-repeated="2"/>
          <table:table-cell office:value-type="string" calcext:value-type="string">
            <text:p><text:s/>Set gear = 2</text:p>
          </table:table-cell>
          <table:table-cell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62" calcext:value-type="float">
            <text:p>0.6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.04" calcext:value-type="float">
            <text:p>0.04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3</text:p>
          </table:table-cell>
          <table:table-cell table:number-columns-repeated="2"/>
          <table:table-cell office:value-type="string" calcext:value-type="string">
            <text:p><text:s/>Set gear = 3</text:p>
          </table:table-cell>
          <table:table-cell table:number-columns-repeated="2"/>
          <table:table-cell office:value-type="string" calcext:value-type="string">
            <text:p><text:s/>Set gear = 3</text:p>
          </table:table-cell>
          <table:table-cell table:number-columns-repeated="2"/>
          <table:table-cell office:value-type="string" calcext:value-type="string">
            <text:p><text:s/>Set gear = 3</text:p>
          </table:table-cell>
          <table:table-cell table:number-columns-repeated="2"/>
          <table:table-cell office:value-type="string" calcext:value-type="string">
            <text:p><text:s/>Set gear = 3</text:p>
          </table:table-cell>
          <table:table-cell table:number-columns-repeated="2"/>
          <table:table-cell office:value-type="string" calcext:value-type="string">
            <text:p><text:s/>Set gear = 3</text:p>
          </table:table-cell>
          <table:table-cell table:number-columns-repeated="2"/>
          <table:table-cell office:value-type="string" calcext:value-type="string">
            <text:p><text:s/>Set gear = 3</text:p>
          </table:table-cell>
          <table:table-cell table:number-columns-repeated="2"/>
          <table:table-cell office:value-type="string" calcext:value-type="string">
            <text:p><text:s/>Set gear = 3</text:p>
          </table:table-cell>
          <table:table-cell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48" calcext:value-type="float">
            <text:p>0.48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4</text:p>
          </table:table-cell>
          <table:table-cell table:number-columns-repeated="2"/>
          <table:table-cell office:value-type="string" calcext:value-type="string">
            <text:p><text:s/>Set gear = 4</text:p>
          </table:table-cell>
          <table:table-cell table:number-columns-repeated="2"/>
          <table:table-cell office:value-type="string" calcext:value-type="string">
            <text:p><text:s/>Set gear = 4</text:p>
          </table:table-cell>
          <table:table-cell table:number-columns-repeated="2"/>
          <table:table-cell office:value-type="string" calcext:value-type="string">
            <text:p><text:s/>Set gear = 4</text:p>
          </table:table-cell>
          <table:table-cell table:number-columns-repeated="2"/>
          <table:table-cell office:value-type="string" calcext:value-type="string">
            <text:p><text:s/>Set gear = 4</text:p>
          </table:table-cell>
          <table:table-cell table:number-columns-repeated="2"/>
          <table:table-cell office:value-type="string" calcext:value-type="string">
            <text:p><text:s/>Set gear = 4</text:p>
          </table:table-cell>
          <table:table-cell table:number-columns-repeated="2"/>
          <table:table-cell office:value-type="string" calcext:value-type="string">
            <text:p><text:s/>Set gear = 4</text:p>
          </table:table-cell>
          <table:table-cell table:number-columns-repeated="2"/>
          <table:table-cell office:value-type="string" calcext:value-type="string">
            <text:p><text:s/>Set gear = 4</text:p>
          </table:table-cell>
          <table:table-cell/>
        </table:table-row>
        <table:table-row table:style-name="ro1">
          <table:table-cell office:value-type="string" calcext:value-type="string">
            <text:p>{0.99: 0.16</text:p>
          </table:table-cell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2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16" calcext:value-type="float">
            <text:p>0.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... hardness = 2</text:p>
          </table:table-cell>
          <table:table-cell office:value-type="string" calcext:value-type="string">
            <text:p><text:s/>Set gear = 5</text:p>
          </table:table-cell>
          <table:table-cell table:number-columns-repeated="2"/>
          <table:table-cell office:value-type="string" calcext:value-type="string">
            <text:p><text:s/>Set gear = 5</text:p>
          </table:table-cell>
          <table:table-cell table:number-columns-repeated="2"/>
          <table:table-cell office:value-type="string" calcext:value-type="string">
            <text:p><text:s/>Set gear = 5</text:p>
          </table:table-cell>
          <table:table-cell table:number-columns-repeated="2"/>
          <table:table-cell office:value-type="string" calcext:value-type="string">
            <text:p><text:s/>Set gear = 5</text:p>
          </table:table-cell>
          <table:table-cell table:number-columns-repeated="2"/>
          <table:table-cell office:value-type="string" calcext:value-type="string">
            <text:p><text:s/>Set gear = 5</text:p>
          </table:table-cell>
          <table:table-cell table:number-columns-repeated="2"/>
          <table:table-cell office:value-type="string" calcext:value-type="string">
            <text:p><text:s/>Set gear = 5</text:p>
          </table:table-cell>
          <table:table-cell table:number-columns-repeated="2"/>
          <table:table-cell office:value-type="string" calcext:value-type="string">
            <text:p><text:s/>Set gear = 5</text:p>
          </table:table-cell>
          <table:table-cell table:number-columns-repeated="2"/>
          <table:table-cell office:value-type="string" calcext:value-type="string">
            <text:p><text:s/>Set gear = 5</text:p>
          </table:table-cell>
          <table:table-cell/>
        </table:table-row>
        <table:table-row table:style-name="ro1">
          <table:table-cell office:value-type="string" calcext:value-type="string">
            <text:p>{0.99: 0.02</text:p>
          </table:table-cell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t hardness = 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2</text:p>
          </table:table-cell>
          <table:table-cell table:number-columns-repeated="2"/>
          <table:table-cell office:value-type="string" calcext:value-type="string">
            <text:p><text:s/>Set gear = 2</text:p>
          </table:table-cell>
          <table:table-cell table:number-columns-repeated="2"/>
          <table:table-cell office:value-type="string" calcext:value-type="string">
            <text:p><text:s/>Set gear = 2</text:p>
          </table:table-cell>
          <table:table-cell table:number-columns-repeated="2"/>
          <table:table-cell office:value-type="string" calcext:value-type="string">
            <text:p><text:s/>Set gear = 2</text:p>
          </table:table-cell>
          <table:table-cell table:number-columns-repeated="2"/>
          <table:table-cell office:value-type="string" calcext:value-type="string">
            <text:p><text:s/>Set gear = 2</text:p>
          </table:table-cell>
          <table:table-cell table:number-columns-repeated="2"/>
          <table:table-cell office:value-type="string" calcext:value-type="string">
            <text:p><text:s/>Set gear = 2</text:p>
          </table:table-cell>
          <table:table-cell table:number-columns-repeated="2"/>
          <table:table-cell office:value-type="string" calcext:value-type="string">
            <text:p><text:s/>Set gear = 2</text:p>
          </table:table-cell>
          <table:table-cell table:number-columns-repeated="2"/>
          <table:table-cell office:value-type="string" calcext:value-type="string">
            <text:p><text:s/>Set gear = 2</text:p>
          </table:table-cell>
          <table:table-cell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3</text:p>
          </table:table-cell>
          <table:table-cell table:number-columns-repeated="2"/>
          <table:table-cell office:value-type="string" calcext:value-type="string">
            <text:p><text:s/>Set gear = 3</text:p>
          </table:table-cell>
          <table:table-cell table:number-columns-repeated="2"/>
          <table:table-cell office:value-type="string" calcext:value-type="string">
            <text:p><text:s/>Set gear = 3</text:p>
          </table:table-cell>
          <table:table-cell table:number-columns-repeated="2"/>
          <table:table-cell office:value-type="string" calcext:value-type="string">
            <text:p><text:s/>Set gear = 3</text:p>
          </table:table-cell>
          <table:table-cell table:number-columns-repeated="2"/>
          <table:table-cell office:value-type="string" calcext:value-type="string">
            <text:p><text:s/>Set gear = 3</text:p>
          </table:table-cell>
          <table:table-cell table:number-columns-repeated="2"/>
          <table:table-cell office:value-type="string" calcext:value-type="string">
            <text:p><text:s/>Set gear = 3</text:p>
          </table:table-cell>
          <table:table-cell table:number-columns-repeated="2"/>
          <table:table-cell office:value-type="string" calcext:value-type="string">
            <text:p><text:s/>Set gear = 3</text:p>
          </table:table-cell>
          <table:table-cell table:number-columns-repeated="2"/>
          <table:table-cell office:value-type="string" calcext:value-type="string">
            <text:p><text:s/>Set gear = 3</text:p>
          </table:table-cell>
          <table:table-cell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4</text:p>
          </table:table-cell>
          <table:table-cell table:number-columns-repeated="2"/>
          <table:table-cell office:value-type="string" calcext:value-type="string">
            <text:p><text:s/>Set gear = 4</text:p>
          </table:table-cell>
          <table:table-cell table:number-columns-repeated="2"/>
          <table:table-cell office:value-type="string" calcext:value-type="string">
            <text:p><text:s/>Set gear = 4</text:p>
          </table:table-cell>
          <table:table-cell table:number-columns-repeated="2"/>
          <table:table-cell office:value-type="string" calcext:value-type="string">
            <text:p><text:s/>Set gear = 4</text:p>
          </table:table-cell>
          <table:table-cell table:number-columns-repeated="2"/>
          <table:table-cell office:value-type="string" calcext:value-type="string">
            <text:p><text:s/>Set gear = 4</text:p>
          </table:table-cell>
          <table:table-cell table:number-columns-repeated="2"/>
          <table:table-cell office:value-type="string" calcext:value-type="string">
            <text:p><text:s/>Set gear = 4</text:p>
          </table:table-cell>
          <table:table-cell table:number-columns-repeated="2"/>
          <table:table-cell office:value-type="string" calcext:value-type="string">
            <text:p><text:s/>Set gear = 4</text:p>
          </table:table-cell>
          <table:table-cell table:number-columns-repeated="2"/>
          <table:table-cell office:value-type="string" calcext:value-type="string">
            <text:p><text:s/>Set gear = 4</text:p>
          </table:table-cell>
          <table:table-cell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.04" calcext:value-type="float">
            <text:p>0.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. hardness = 3</text:p>
          </table:table-cell>
          <table:table-cell office:value-type="string" calcext:value-type="string">
            <text:p><text:s/>Set gear = 5</text:p>
          </table:table-cell>
          <table:table-cell table:number-columns-repeated="2"/>
          <table:table-cell office:value-type="string" calcext:value-type="string">
            <text:p><text:s/>Set gear = 5</text:p>
          </table:table-cell>
          <table:table-cell table:number-columns-repeated="2"/>
          <table:table-cell office:value-type="string" calcext:value-type="string">
            <text:p><text:s/>Set gear = 5</text:p>
          </table:table-cell>
          <table:table-cell table:number-columns-repeated="2"/>
          <table:table-cell office:value-type="string" calcext:value-type="string">
            <text:p><text:s/>Set gear = 5</text:p>
          </table:table-cell>
          <table:table-cell table:number-columns-repeated="2"/>
          <table:table-cell office:value-type="string" calcext:value-type="string">
            <text:p><text:s/>Set gear = 5</text:p>
          </table:table-cell>
          <table:table-cell table:number-columns-repeated="2"/>
          <table:table-cell office:value-type="string" calcext:value-type="string">
            <text:p><text:s/>Set gear = 5</text:p>
          </table:table-cell>
          <table:table-cell table:number-columns-repeated="2"/>
          <table:table-cell office:value-type="string" calcext:value-type="string">
            <text:p><text:s/>Set gear = 5</text:p>
          </table:table-cell>
          <table:table-cell table:number-columns-repeated="2"/>
          <table:table-cell office:value-type="string" calcext:value-type="string">
            <text:p><text:s/>Set gear = 5</text:p>
          </table:table-cell>
          <table:table-cell/>
        </table:table-row>
        <table:table-row table:style-name="ro1">
          <table:table-cell office:value-type="string" calcext:value-type="string">
            <text:p>{0.99: 0.0</text:p>
          </table:table-cell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 table:number-columns-repeated="2"/>
          <table:table-cell office:value-type="string" calcext:value-type="string">
            <text:p><text:s/>0.5: 0.0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s total:6000</text:p>
          </table:table-cell>
          <table:table-cell office:value-type="string" calcext:value-type="string">
            <text:p><text:s/>elapsed: 2103.898246526718</text:p>
          </table:table-cell>
          <table:table-cell table:number-columns-repeated="2"/>
          <table:table-cell office:value-type="string" calcext:value-type="string">
            <text:p><text:s/>elapsed: 1794.9046325683594</text:p>
          </table:table-cell>
          <table:table-cell table:number-columns-repeated="2"/>
          <table:table-cell office:value-type="string" calcext:value-type="string">
            <text:p><text:s/>elapsed: 1750.0243272781372</text:p>
          </table:table-cell>
          <table:table-cell table:number-columns-repeated="2"/>
          <table:table-cell office:value-type="string" calcext:value-type="string">
            <text:p><text:s/>elapsed: 7118.107148885727</text:p>
          </table:table-cell>
          <table:table-cell table:number-columns-repeated="2"/>
          <table:table-cell office:value-type="string" calcext:value-type="string">
            <text:p><text:s/>elapsed: 2064.6918971538544</text:p>
          </table:table-cell>
          <table:table-cell table:number-columns-repeated="2"/>
          <table:table-cell office:value-type="string" calcext:value-type="string">
            <text:p><text:s/>elapsed: 1810.137711763382</text:p>
          </table:table-cell>
          <table:table-cell table:number-columns-repeated="2"/>
          <table:table-cell office:value-type="string" calcext:value-type="string">
            <text:p><text:s/>elapsed: 2062.21981716156</text:p>
          </table:table-cell>
          <table:table-cell table:number-columns-repeated="2"/>
          <table:table-cell office:value-type="string" calcext:value-type="string">
            <text:p><text:s/>elapsed: 1775.7785804271698</text:p>
          </table:table-cell>
          <table:table-cell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Drives stopped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9:12:57.925358660</meta:creation-date>
    <dc:date>2019-03-04T21:41:20.795932390</dc:date>
    <meta:editing-duration>PT23M35S</meta:editing-duration>
    <meta:editing-cycles>4</meta:editing-cycles>
    <meta:generator>LibreOffice/6.0.7.3$Linux_X86_64 LibreOffice_project/00m0$Build-3</meta:generator>
    <meta:document-statistic meta:table-count="11" meta:cell-count="614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15cm" svg:height="11.32cm" xlink:href=".." xlink:type="simple" chart:class="chart:bar" chart:style-name="ch1">
        <chart:legend chart:legend-position="end" svg:x="15.558cm" svg:y="5.112cm" style:legend-expansion="high" chart:style-name="ch2"/>
        <chart:plot-area chart:style-name="ch3" table:cell-range-address="'R-results'.B2:'R-results'.B11 'R-results'.G2:'R-results'.H10" chart:data-source-has-labels="both" svg:x="0.487cm" svg:y="0.327cm" svg:width="14.55cm" svg:height="10.647cm">
          <chartooo:coordinate-region svg:x="1.108cm" svg:y="0.526cm" svg:width="13.929cm" svg:height="9.801cm"/>
          <chart:axis chart:dimension="x" chart:name="primary-x" chart:style-name="ch4" chartooo:axis-type="auto">
            <chartooo:date-scale/>
            <chart:categories table:cell-range-address="'R-results'.B2:'R-results'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-results'.G2:'R-results'.G10" loext:label-string="unfuzzed" chart:class="chart:bar">
            <chart:data-point chart:repeated="9"/>
          </chart:series>
          <chart:series chart:style-name="ch8" chart:values-cell-range-address="'R-results'.H2:'R-results'.H10" loext:label-string="fuzzed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fuzzed</text:p>
              </table:table-cell>
              <table:table-cell office:value-type="string">
                <text:p>fuzzed</text:p>
              </table:table-cell>
            </table:table-row>
          </table:table-header-rows>
          <table:table-rows>
            <table:table-row>
              <table:table-cell office:value-type="float" office:value="0.99">
                <text:p>0.99</text:p>
                <draw:g>
                  <svg:desc>'R-results'.B2:'R-results'.B11</svg:desc>
                </draw:g>
              </table:table-cell>
              <table:table-cell office:value-type="float" office:value="15">
                <text:p>15</text:p>
                <draw:g>
                  <svg:desc>'R-results'.G2:'R-results'.G10</svg:desc>
                </draw:g>
              </table:table-cell>
              <table:table-cell office:value-type="float" office:value="5">
                <text:p>5</text:p>
                <draw:g>
                  <svg:desc>'R-results'.H2:'R-results'.H10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" chart:style-name="ch1">
        <chart:legend chart:legend-position="end" svg:x="13.71cm" svg:y="3.952cm" style:legend-expansion="high" chart:style-name="ch2"/>
        <chart:plot-area chart:style-name="ch3" table:cell-range-address="'E-results'.A3:'E-results'.A12 'E-results'.F3:'E-results'.G9" chart:data-source-has-labels="column" svg:x="0.32cm" svg:y="0.18cm" svg:width="13.07cm" svg:height="8.64cm">
          <chartooo:coordinate-region svg:x="1.127cm" svg:y="0.379cm" svg:width="12.263cm" svg:height="7.794cm"/>
          <chart:axis chart:dimension="x" chart:name="primary-x" chart:style-name="ch4" chartooo:axis-type="auto">
            <chartooo:date-scale/>
            <chart:categories table:cell-range-address="'E-results'.A3:'E-results'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-results'.F3:'E-results'.F9" chart:class="chart:bar">
            <chart:data-point chart:repeated="7"/>
          </chart:series>
          <chart:series chart:style-name="ch8" chart:values-cell-range-address="'E-results'.G3:'E-results'.G9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.99">
                <text:p>0.99</text:p>
                <draw:g>
                  <svg:desc>'E-results'.A3:'E-results'.A12</svg:desc>
                </draw:g>
              </table:table-cell>
              <table:table-cell office:value-type="float" office:value="240">
                <text:p>240</text:p>
                <draw:g>
                  <svg:desc>'E-results'.F3:'E-results'.F9</svg:desc>
                </draw:g>
              </table:table-cell>
              <table:table-cell office:value-type="float" office:value="120">
                <text:p>120</text:p>
                <draw:g>
                  <svg:desc>'E-results'.G3:'E-results'.G9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240">
                <text:p>24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720">
                <text:p>7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20">
                <text:p>120</text:p>
              </table:table-cell>
              <table:table-cell office:value-type="float" office:value="720">
                <text:p>7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269cm" svg:height="10.176cm" xlink:href=".." xlink:type="simple" chart:class="chart:line" chart:style-name="ch1">
        <chart:legend chart:legend-position="end" svg:x="17.369cm" svg:y="3.046cm" style:legend-expansion="high" chart:style-name="ch2"/>
        <chart:plot-area chart:style-name="ch3" table:cell-range-address="VoltageTest.A6:VoltageTest.A15 VoltageTest.B1:VoltageTest.B1 VoltageTest.C7:VoltageTest.C7 VoltageTest.E1:VoltageTest.E1 VoltageTest.F6:VoltageTest.F13 VoltageTest.H1:VoltageTest.H1 VoltageTest.I6:VoltageTest.I13 VoltageTest.K1:VoltageTest.K1 VoltageTest.L6:VoltageTest.L13 VoltageTest.N1:VoltageTest.N1 VoltageTest.O7:VoltageTest.O13 VoltageTest.Q1:VoltageTest.Q1 VoltageTest.R6:VoltageTest.R13 VoltageTest.T1:VoltageTest.T1 VoltageTest.U6:VoltageTest.U12 VoltageTest.W1:VoltageTest.W1 VoltageTest.X6:VoltageTest.X13" chart:data-source-has-labels="both" svg:x="0.422cm" svg:y="0.43cm" svg:width="14.906cm" svg:height="9.658cm">
          <chartooo:coordinate-region svg:x="1.334cm" svg:y="0.63cm" svg:width="13.754cm" svg:height="8.811cm"/>
          <chart:axis chart:dimension="x" chart:name="primary-x" chart:style-name="ch4" chartooo:axis-type="auto">
            <chartooo:date-scale/>
            <chart:categories table:cell-range-address="VoltageTest.A6:VoltageTest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oltageTest.C7:VoltageTest.C7" chart:label-cell-address="VoltageTest.B1:VoltageTest.B1" chart:class="chart:line">
            <chart:data-point/>
          </chart:series>
          <chart:series chart:style-name="ch7" chart:values-cell-range-address="VoltageTest.F6:VoltageTest.F13" chart:label-cell-address="VoltageTest.E1:VoltageTest.E1" chart:class="chart:line">
            <chart:data-point chart:repeated="8"/>
          </chart:series>
          <chart:series chart:style-name="ch8" chart:values-cell-range-address="VoltageTest.I6:VoltageTest.I13" chart:label-cell-address="VoltageTest.H1:VoltageTest.H1" chart:class="chart:line">
            <chart:data-point chart:repeated="8"/>
          </chart:series>
          <chart:series chart:style-name="ch9" chart:values-cell-range-address="VoltageTest.L6:VoltageTest.L13" chart:label-cell-address="VoltageTest.K1:VoltageTest.K1" chart:class="chart:line">
            <chart:data-point chart:repeated="8"/>
          </chart:series>
          <chart:series chart:style-name="ch10" chart:values-cell-range-address="VoltageTest.O7:VoltageTest.O13" chart:label-cell-address="VoltageTest.N1:VoltageTest.N1" chart:class="chart:line">
            <chart:data-point chart:repeated="7"/>
          </chart:series>
          <chart:series chart:style-name="ch11" chart:values-cell-range-address="VoltageTest.R6:VoltageTest.R13" chart:label-cell-address="VoltageTest.Q1:VoltageTest.Q1" chart:class="chart:line">
            <chart:data-point chart:repeated="8"/>
          </chart:series>
          <chart:series chart:style-name="ch12" chart:values-cell-range-address="VoltageTest.U6:VoltageTest.U12" chart:label-cell-address="VoltageTest.T1:VoltageTest.T1" chart:class="chart:line">
            <chart:data-point chart:repeated="7"/>
          </chart:series>
          <chart:series chart:style-name="ch13" chart:values-cell-range-address="VoltageTest.X6:VoltageTest.X13" chart:label-cell-address="VoltageTest.W1:VoltageTest.W1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50</text:p>
                <draw:g>
                  <svg:desc>VoltageTest.B1:VoltageTest.B1</svg:desc>
                </draw:g>
              </table:table-cell>
              <table:table-cell office:value-type="string">
                <text:p>400</text:p>
                <draw:g>
                  <svg:desc>VoltageTest.E1:VoltageTest.E1</svg:desc>
                </draw:g>
              </table:table-cell>
              <table:table-cell office:value-type="string">
                <text:p>450</text:p>
                <draw:g>
                  <svg:desc>VoltageTest.H1:VoltageTest.H1</svg:desc>
                </draw:g>
              </table:table-cell>
              <table:table-cell office:value-type="string">
                <text:p>500</text:p>
                <draw:g>
                  <svg:desc>VoltageTest.K1:VoltageTest.K1</svg:desc>
                </draw:g>
              </table:table-cell>
              <table:table-cell office:value-type="string">
                <text:p>550</text:p>
                <draw:g>
                  <svg:desc>VoltageTest.N1:VoltageTest.N1</svg:desc>
                </draw:g>
              </table:table-cell>
              <table:table-cell office:value-type="string">
                <text:p>600</text:p>
                <draw:g>
                  <svg:desc>VoltageTest.Q1:VoltageTest.Q1</svg:desc>
                </draw:g>
              </table:table-cell>
              <table:table-cell office:value-type="string">
                <text:p>700</text:p>
                <draw:g>
                  <svg:desc>VoltageTest.T1:VoltageTest.T1</svg:desc>
                </draw:g>
              </table:table-cell>
              <table:table-cell office:value-type="string">
                <text:p>800</text:p>
                <draw:g>
                  <svg:desc>VoltageTest.W1:VoltageTest.W1</svg:desc>
                </draw:g>
              </table:table-cell>
            </table:table-row>
          </table:table-header-rows>
          <table:table-rows>
            <table:table-row>
              <table:table-cell office:value-type="float" office:value="0.99">
                <text:p>0.99</text:p>
                <draw:g>
                  <svg:desc>VoltageTest.A6:VoltageTest.A15</svg:desc>
                </draw:g>
              </table:table-cell>
              <table:table-cell office:value-type="float" office:value="0">
                <text:p>0</text:p>
                <draw:g>
                  <svg:desc>VoltageTest.C7:VoltageTest.C7</svg:desc>
                </draw:g>
              </table:table-cell>
              <table:table-cell office:value-type="float" office:value="0.02">
                <text:p>0.02</text:p>
                <draw:g>
                  <svg:desc>VoltageTest.F6:VoltageTest.F13</svg:desc>
                </draw:g>
              </table:table-cell>
              <table:table-cell office:value-type="float" office:value="0">
                <text:p>0</text:p>
                <draw:g>
                  <svg:desc>VoltageTest.I6:VoltageTest.I13</svg:desc>
                </draw:g>
              </table:table-cell>
              <table:table-cell office:value-type="float" office:value="0.005">
                <text:p>0.005</text:p>
                <draw:g>
                  <svg:desc>VoltageTest.L6:VoltageTest.L13</svg:desc>
                </draw:g>
              </table:table-cell>
              <table:table-cell office:value-type="float" office:value="0">
                <text:p>0</text:p>
                <draw:g>
                  <svg:desc>VoltageTest.O7:VoltageTest.O13</svg:desc>
                </draw:g>
              </table:table-cell>
              <table:table-cell office:value-type="float" office:value="0">
                <text:p>0</text:p>
                <draw:g>
                  <svg:desc>VoltageTest.R6:VoltageTest.R13</svg:desc>
                </draw:g>
              </table:table-cell>
              <table:table-cell office:value-type="float" office:value="0">
                <text:p>0</text:p>
                <draw:g>
                  <svg:desc>VoltageTest.U6:VoltageTest.U12</svg:desc>
                </draw:g>
              </table:table-cell>
              <table:table-cell office:value-type="float" office:value="0">
                <text:p>0</text:p>
                <draw:g>
                  <svg:desc>VoltageTest.X6:VoltageTest.X13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symbol-type="automatic" chart:include-hidden-cells="false" chart:auto-position="true" chart:auto-size="true" chart:treat-empty-cells="leave-gap" chart:spline-resolution="8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146cm" svg:height="9.522cm" xlink:href=".." xlink:type="simple" chart:class="chart:line" chart:style-name="ch1">
        <chart:legend svg:x="13.39cm" svg:y="0.409cm" style:legend-expansion="custom" chartooo:width="4.954cm" chartooo:height="4.007cm" style:legend-expansion-aspect-ratio="1.23633641128026" chart:style-name="ch2"/>
        <chart:plot-area chart:style-name="ch3" table:cell-range-address="VoltageTest.C4:VoltageTest.C5 VoltageTest.F4:VoltageTest.F5 VoltageTest.I4:VoltageTest.I5 VoltageTest.L4:VoltageTest.L5 VoltageTest.O4:VoltageTest.O5 VoltageTest.R4:VoltageTest.R5 VoltageTest.U4:VoltageTest.U5 VoltageTest.X4:VoltageTest.X5" chart:data-source-has-labels="row" svg:x="0.382cm" svg:y="0.19cm" svg:width="18.382cm" svg:height="9.142cm">
          <chartooo:coordinate-region svg:x="1.48cm" svg:y="0.389cm" svg:width="17.004cm" svg:height="8.296cm"/>
          <chart:axis chart:dimension="x" chart:name="primary-x" chart:style-name="ch4" chartooo:axis-type="auto">
            <chartooo:date-scale/>
            <chart:categories table:cell-range-address="VoltageTest.C4:VoltageTest.C4 VoltageTest.F4:VoltageTest.F4 VoltageTest.I4:VoltageTest.I4 VoltageTest.L4:VoltageTest.L4 VoltageTest.O4:VoltageTest.O4 VoltageTest.R4:VoltageTest.R4 VoltageTest.U4:VoltageTest.U4 VoltageTest.X4:VoltageTest.X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oltageTest.C5:VoltageTest.C5 VoltageTest.F5:VoltageTest.F5 VoltageTest.I5:VoltageTest.I5 VoltageTest.L5:VoltageTest.L5 VoltageTest.O5:VoltageTest.O5 VoltageTest.R5:VoltageTest.R5 VoltageTest.U5:VoltageTest.U5 VoltageTest.X5:VoltageTest.X5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350">
                <text:p>350</text:p>
                <draw:g>
                  <svg:desc>VoltageTest.C4:VoltageTest.C4 VoltageTest.F4:VoltageTest.F4 VoltageTest.I4:VoltageTest.I4 VoltageTest.L4:VoltageTest.L4 VoltageTest.O4:VoltageTest.O4 VoltageTest.R4:VoltageTest.R4 VoltageTest.U4:VoltageTest.U4 VoltageTest.X4:VoltageTest.X4</svg:desc>
                </draw:g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1">
                <text:p>0.01</text:p>
                <draw:g>
                  <svg:desc>VoltageTest.C5:VoltageTest.C5 VoltageTest.F5:VoltageTest.F5 VoltageTest.I5:VoltageTest.I5 VoltageTest.L5:VoltageTest.L5 VoltageTest.O5:VoltageTest.O5 VoltageTest.R5:VoltageTest.R5 VoltageTest.U5:VoltageTest.U5 VoltageTest.X5:VoltageTest.X5</svg:desc>
                </draw:g>
              </table:table-cell>
              <table:table-cell office:value-type="float" office:value="0.0114285714285714">
                <text:p>0.0114285714285714</text:p>
              </table:table-cell>
              <table:table-cell office:value-type="float" office:value="0">
                <text:p>0</text:p>
              </table:table-cell>
              <table:table-cell office:value-type="float" office:value="0.00428571428571429">
                <text:p>0.00428571428571429</text:p>
              </table:table-cell>
              <table:table-cell office:value-type="float" office:value="0">
                <text:p>0</text:p>
              </table:table-cell>
              <table:table-cell office:value-type="float" office:value="0.00857142857142857">
                <text:p>0.00857142857142857</text:p>
              </table:table-cell>
              <table:table-cell office:value-type="float" office:value="0.00285714285714286">
                <text:p>0.00285714285714286</text:p>
              </table:table-cell>
              <table:table-cell office:value-type="float" office:value="0.00571428571428571">
                <text:p>0.005714285714285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